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e44a" officeooo:paragraph-rsid="0002e44a"/>
    </style:style>
    <style:style style:name="P2" style:family="paragraph" style:parent-style-name="Text_20_body">
      <style:text-properties officeooo:rsid="0004bf05" officeooo:paragraph-rsid="0004bf05"/>
    </style:style>
    <style:style style:name="P3" style:family="paragraph" style:parent-style-name="Text_20_body">
      <style:text-properties fo:font-weight="bold" officeooo:rsid="00062b75" officeooo:paragraph-rsid="00062b75" style:font-weight-asian="bold" style:font-weight-complex="bold"/>
    </style:style>
    <style:style style:name="P4" style:family="paragraph" style:parent-style-name="Text_20_body">
      <style:text-properties fo:font-weight="bold" officeooo:rsid="0009b415" officeooo:paragraph-rsid="0009b415" style:font-weight-asian="bold" style:font-weight-complex="bold"/>
    </style:style>
    <style:style style:name="P5" style:family="paragraph" style:parent-style-name="Text_20_body">
      <style:text-properties officeooo:rsid="0009b415" officeooo:paragraph-rsid="0009b415"/>
    </style:style>
    <style:style style:name="P6" style:family="paragraph" style:parent-style-name="Text_20_body">
      <style:text-properties fo:font-weight="normal" officeooo:rsid="0009b415" officeooo:paragraph-rsid="0009b415" style:font-weight-asian="normal" style:font-weight-complex="normal"/>
    </style:style>
    <style:style style:name="P7" style:family="paragraph" style:parent-style-name="Text_20_body">
      <style:text-properties fo:font-weight="normal" officeooo:rsid="000e041c" officeooo:paragraph-rsid="000e041c" style:font-weight-asian="normal" style:font-weight-complex="normal"/>
    </style:style>
    <style:style style:name="P8" style:family="paragraph" style:parent-style-name="Text_20_body">
      <style:text-properties fo:font-weight="normal" officeooo:rsid="00062b75" officeooo:paragraph-rsid="00062b75" style:font-weight-asian="normal" style:font-weight-complex="normal"/>
    </style:style>
    <style:style style:name="P9" style:family="paragraph" style:parent-style-name="Text_20_body">
      <style:text-properties fo:font-weight="normal" officeooo:rsid="000b45f0" officeooo:paragraph-rsid="0009b415" style:font-weight-asian="normal" style:font-weight-complex="normal"/>
    </style:style>
    <style:style style:name="P10" style:family="paragraph" style:parent-style-name="Text_20_body">
      <style:text-properties officeooo:rsid="000e4c5e" officeooo:paragraph-rsid="000e4c5e"/>
    </style:style>
    <style:style style:name="P11" style:family="paragraph" style:parent-style-name="Text_20_body">
      <style:text-properties officeooo:rsid="0006f93b" officeooo:paragraph-rsid="00080698"/>
    </style:style>
    <style:style style:name="P12" style:family="paragraph" style:parent-style-name="Text_20_body">
      <style:text-properties officeooo:rsid="000f034d" officeooo:paragraph-rsid="000f034d"/>
    </style:style>
    <style:style style:name="P13" style:family="paragraph" style:parent-style-name="Text_20_body">
      <style:text-properties officeooo:rsid="000fc63a" officeooo:paragraph-rsid="000fc63a"/>
    </style:style>
    <style:style style:name="P14" style:family="paragraph" style:parent-style-name="Text_20_body">
      <style:text-properties officeooo:rsid="00103398" officeooo:paragraph-rsid="00103398"/>
    </style:style>
    <style:style style:name="P15" style:family="paragraph" style:parent-style-name="Text_20_body">
      <style:text-properties officeooo:rsid="00144def" officeooo:paragraph-rsid="00144def"/>
    </style:style>
    <style:style style:name="P16" style:family="paragraph" style:parent-style-name="Text_20_body">
      <style:text-properties officeooo:rsid="00181db4" officeooo:paragraph-rsid="00181db4"/>
    </style:style>
    <style:style style:name="P17" style:family="paragraph" style:parent-style-name="Text_20_body">
      <style:text-properties officeooo:rsid="0019d424" officeooo:paragraph-rsid="0019d424"/>
    </style:style>
    <style:style style:name="P18" style:family="paragraph" style:parent-style-name="Text_20_body">
      <style:text-properties officeooo:rsid="00347ea2" officeooo:paragraph-rsid="00347ea2"/>
    </style:style>
    <style:style style:name="P19" style:family="paragraph" style:parent-style-name="Text_20_body">
      <style:text-properties officeooo:rsid="0035dc80" officeooo:paragraph-rsid="0035dc80"/>
    </style:style>
    <style:style style:name="P20" style:family="paragraph" style:parent-style-name="Text_20_body">
      <style:text-properties officeooo:rsid="0035dc80" officeooo:paragraph-rsid="0036c6f8"/>
    </style:style>
    <style:style style:name="P21" style:family="paragraph" style:parent-style-name="Text_20_body">
      <style:text-properties officeooo:rsid="0035dc80" officeooo:paragraph-rsid="005a0ae7"/>
    </style:style>
    <style:style style:name="P22" style:family="paragraph" style:parent-style-name="Text_20_body">
      <style:text-properties officeooo:rsid="0035dc80" officeooo:paragraph-rsid="005c81da"/>
    </style:style>
    <style:style style:name="P23" style:family="paragraph" style:parent-style-name="Text_20_body">
      <style:text-properties officeooo:rsid="0035dc80" officeooo:paragraph-rsid="0068dad9"/>
    </style:style>
    <style:style style:name="P24" style:family="paragraph" style:parent-style-name="Text_20_body">
      <style:text-properties officeooo:rsid="0035dc80" officeooo:paragraph-rsid="006ceb1c"/>
    </style:style>
    <style:style style:name="P25" style:family="paragraph" style:parent-style-name="Text_20_body">
      <style:text-properties officeooo:rsid="0036c6f8" officeooo:paragraph-rsid="0036c6f8"/>
    </style:style>
    <style:style style:name="P26" style:family="paragraph" style:parent-style-name="Text_20_body">
      <style:text-properties officeooo:rsid="0036c6f8" officeooo:paragraph-rsid="0036f714"/>
    </style:style>
    <style:style style:name="P27" style:family="paragraph" style:parent-style-name="Text_20_body">
      <style:text-properties officeooo:rsid="0036c6f8" officeooo:paragraph-rsid="0065c9fa"/>
    </style:style>
    <style:style style:name="P28" style:family="paragraph" style:parent-style-name="Text_20_body">
      <style:text-properties officeooo:rsid="0036c6f8" officeooo:paragraph-rsid="0068dad9"/>
    </style:style>
    <style:style style:name="P29" style:family="paragraph" style:parent-style-name="Text_20_body">
      <style:text-properties officeooo:rsid="0038f3dc" officeooo:paragraph-rsid="0038f3dc"/>
    </style:style>
    <style:style style:name="P30" style:family="paragraph" style:parent-style-name="Text_20_body">
      <style:text-properties officeooo:rsid="0038f3dc" officeooo:paragraph-rsid="00396570"/>
    </style:style>
    <style:style style:name="P31" style:family="paragraph" style:parent-style-name="Text_20_body">
      <style:text-properties officeooo:rsid="0038f3dc" officeooo:paragraph-rsid="003ee0a6"/>
    </style:style>
    <style:style style:name="P32" style:family="paragraph" style:parent-style-name="Text_20_body">
      <style:text-properties officeooo:rsid="0038f3dc" officeooo:paragraph-rsid="006e5a70"/>
    </style:style>
    <style:style style:name="P33" style:family="paragraph" style:parent-style-name="Text_20_body">
      <style:text-properties officeooo:rsid="0038f3dc" officeooo:paragraph-rsid="0071110a"/>
    </style:style>
    <style:style style:name="P34" style:family="paragraph" style:parent-style-name="Text_20_body">
      <style:text-properties officeooo:rsid="004122f2" officeooo:paragraph-rsid="004122f2"/>
    </style:style>
    <style:style style:name="P35" style:family="paragraph" style:parent-style-name="Text_20_body">
      <style:text-properties officeooo:rsid="004122f2" officeooo:paragraph-rsid="007518b8"/>
    </style:style>
    <style:style style:name="P36" style:family="paragraph" style:parent-style-name="Text_20_body">
      <style:text-properties officeooo:rsid="004122f2" officeooo:paragraph-rsid="0077a10a"/>
    </style:style>
    <style:style style:name="P37" style:family="paragraph" style:parent-style-name="Text_20_body">
      <style:text-properties officeooo:rsid="004230a5" officeooo:paragraph-rsid="004230a5"/>
    </style:style>
    <style:style style:name="P38" style:family="paragraph" style:parent-style-name="Text_20_body">
      <style:text-properties officeooo:rsid="004230a5" officeooo:paragraph-rsid="0043d197"/>
    </style:style>
    <style:style style:name="P39" style:family="paragraph" style:parent-style-name="Text_20_body">
      <style:text-properties officeooo:rsid="0043d197" officeooo:paragraph-rsid="0043d197"/>
    </style:style>
    <style:style style:name="P40" style:family="paragraph" style:parent-style-name="Text_20_body">
      <style:text-properties officeooo:rsid="0043d197" officeooo:paragraph-rsid="007c303e"/>
    </style:style>
    <style:style style:name="P41" style:family="paragraph" style:parent-style-name="Text_20_body">
      <style:text-properties officeooo:rsid="0043d197" officeooo:paragraph-rsid="007d7fd9"/>
    </style:style>
    <style:style style:name="P42" style:family="paragraph" style:parent-style-name="Text_20_body">
      <style:text-properties officeooo:rsid="004585bc" officeooo:paragraph-rsid="004585bc"/>
    </style:style>
    <style:style style:name="P43" style:family="paragraph" style:parent-style-name="Text_20_body">
      <style:text-properties officeooo:rsid="004837f8" officeooo:paragraph-rsid="004837f8"/>
    </style:style>
    <style:style style:name="P44" style:family="paragraph" style:parent-style-name="Text_20_body">
      <style:text-properties officeooo:rsid="0049d1a7" officeooo:paragraph-rsid="0049d1a7"/>
    </style:style>
    <style:style style:name="P45" style:family="paragraph" style:parent-style-name="Text_20_body">
      <style:text-properties officeooo:rsid="004bdccd" officeooo:paragraph-rsid="004bdccd"/>
    </style:style>
    <style:style style:name="P46" style:family="paragraph" style:parent-style-name="Text_20_body">
      <style:text-properties officeooo:rsid="004d23b2" officeooo:paragraph-rsid="004d23b2"/>
    </style:style>
    <style:style style:name="P47" style:family="paragraph" style:parent-style-name="Text_20_body">
      <style:text-properties officeooo:rsid="004f299c" officeooo:paragraph-rsid="004f299c"/>
    </style:style>
    <style:style style:name="P48" style:family="paragraph" style:parent-style-name="Text_20_body">
      <style:text-properties officeooo:rsid="004fd87b" officeooo:paragraph-rsid="004fd87b"/>
    </style:style>
    <style:style style:name="P49" style:family="paragraph" style:parent-style-name="Text_20_body">
      <style:text-properties officeooo:rsid="005e43ab" officeooo:paragraph-rsid="005e43ab"/>
    </style:style>
    <style:style style:name="P50" style:family="paragraph" style:parent-style-name="Text_20_body">
      <style:text-properties officeooo:rsid="004ce22d" officeooo:paragraph-rsid="004ce22d"/>
    </style:style>
    <style:style style:name="P51" style:family="paragraph" style:parent-style-name="Text_20_body">
      <style:text-properties officeooo:rsid="0050eaf9" officeooo:paragraph-rsid="00622338"/>
    </style:style>
    <style:style style:name="P52" style:family="paragraph" style:parent-style-name="Text_20_body">
      <style:text-properties officeooo:rsid="0050eaf9" officeooo:paragraph-rsid="0050eaf9"/>
    </style:style>
    <style:style style:name="P53" style:family="paragraph" style:parent-style-name="Text_20_body">
      <style:text-properties officeooo:rsid="00622338" officeooo:paragraph-rsid="00622338"/>
    </style:style>
    <style:style style:name="P54" style:family="paragraph" style:parent-style-name="Text_20_body">
      <style:text-properties officeooo:rsid="00631710" officeooo:paragraph-rsid="00631710"/>
    </style:style>
    <style:style style:name="P55" style:family="paragraph" style:parent-style-name="Text_20_body">
      <style:text-properties officeooo:rsid="00649ccc" officeooo:paragraph-rsid="00649ccc"/>
    </style:style>
    <style:style style:name="P56" style:family="paragraph" style:parent-style-name="Text_20_body">
      <style:text-properties officeooo:paragraph-rsid="006ceb1c"/>
    </style:style>
    <style:style style:name="P57" style:family="paragraph" style:parent-style-name="Text_20_body">
      <style:text-properties officeooo:rsid="004b4787" officeooo:paragraph-rsid="004b4787"/>
    </style:style>
    <style:style style:name="P58" style:family="paragraph" style:parent-style-name="Text_20_body">
      <style:text-properties officeooo:rsid="004b4787" officeooo:paragraph-rsid="007f87f0"/>
    </style:style>
    <style:style style:name="P59" style:family="paragraph" style:parent-style-name="Text_20_body">
      <style:text-properties officeooo:rsid="00802584" officeooo:paragraph-rsid="00802584"/>
    </style:style>
    <style:style style:name="P60" style:family="paragraph" style:parent-style-name="Text_20_body">
      <style:text-properties officeooo:rsid="0081c06e" officeooo:paragraph-rsid="0081c06e"/>
    </style:style>
    <style:style style:name="P61" style:family="paragraph" style:parent-style-name="Text_20_body">
      <style:text-properties officeooo:rsid="0060291c" officeooo:paragraph-rsid="0060291c"/>
    </style:style>
    <style:style style:name="P62" style:family="paragraph" style:parent-style-name="Preformatted_20_Text">
      <style:text-properties officeooo:rsid="00103398" officeooo:paragraph-rsid="00103398"/>
    </style:style>
    <style:style style:name="P63" style:family="paragraph" style:parent-style-name="Preformatted_20_Text">
      <style:text-properties officeooo:rsid="00114922" officeooo:paragraph-rsid="00114922"/>
    </style:style>
    <style:style style:name="P64" style:family="paragraph" style:parent-style-name="Preformatted_20_Text">
      <style:text-properties officeooo:paragraph-rsid="00114922"/>
    </style:style>
    <style:style style:name="P65" style:family="paragraph" style:parent-style-name="Preformatted_20_Text">
      <style:text-properties officeooo:rsid="0011a0f3" officeooo:paragraph-rsid="0011a0f3"/>
    </style:style>
    <style:style style:name="P66" style:family="paragraph" style:parent-style-name="Preformatted_20_Text">
      <style:text-properties officeooo:rsid="00181db4" officeooo:paragraph-rsid="00144def"/>
    </style:style>
    <style:style style:name="P67" style:family="paragraph" style:parent-style-name="Preformatted_20_Text">
      <style:text-properties fo:font-size="9pt" officeooo:rsid="00244b64" officeooo:paragraph-rsid="00244b64" style:font-size-asian="9pt" style:font-size-complex="9pt"/>
    </style:style>
    <style:style style:name="P68" style:family="paragraph" style:parent-style-name="Preformatted_20_Text">
      <style:text-properties fo:font-size="9pt" officeooo:rsid="00244b64" officeooo:paragraph-rsid="0063cd85" style:font-size-asian="9pt" style:font-size-complex="9pt"/>
    </style:style>
    <style:style style:name="P69" style:family="paragraph" style:parent-style-name="Preformatted_20_Text">
      <style:text-properties officeooo:rsid="00225b79" officeooo:paragraph-rsid="00225b79"/>
    </style:style>
    <style:style style:name="P70" style:family="paragraph" style:parent-style-name="Preformatted_20_Text">
      <style:text-properties officeooo:rsid="00235f17" officeooo:paragraph-rsid="00235f17"/>
    </style:style>
    <style:style style:name="P71" style:family="paragraph" style:parent-style-name="Preformatted_20_Text">
      <style:text-properties officeooo:rsid="00235f17" officeooo:paragraph-rsid="0063cd85"/>
    </style:style>
    <style:style style:name="P72" style:family="paragraph" style:parent-style-name="Preformatted_20_Text">
      <style:text-properties officeooo:rsid="00278486" officeooo:paragraph-rsid="00278486"/>
    </style:style>
    <style:style style:name="P73" style:family="paragraph" style:parent-style-name="Preformatted_20_Text">
      <style:text-properties officeooo:rsid="00278486" officeooo:paragraph-rsid="0063cd85"/>
    </style:style>
    <style:style style:name="P74" style:family="paragraph" style:parent-style-name="Preformatted_20_Text">
      <style:text-properties officeooo:paragraph-rsid="00569970"/>
    </style:style>
    <style:style style:name="P75" style:family="paragraph" style:parent-style-name="Preformatted_20_Text">
      <style:text-properties officeooo:paragraph-rsid="00631710"/>
    </style:style>
    <style:style style:name="P76" style:family="paragraph" style:parent-style-name="Preformatted_20_Text">
      <style:text-properties officeooo:rsid="000e4c5e" officeooo:paragraph-rsid="00631710"/>
    </style:style>
    <style:style style:name="P77" style:family="paragraph" style:parent-style-name="Preformatted_20_Text">
      <style:text-properties officeooo:rsid="00631710" officeooo:paragraph-rsid="00631710"/>
    </style:style>
    <style:style style:name="P78" style:family="paragraph" style:parent-style-name="Preformatted_20_Text">
      <style:text-properties officeooo:paragraph-rsid="0063cd85"/>
    </style:style>
    <style:style style:name="P79" style:family="paragraph" style:parent-style-name="Preformatted_20_Text">
      <style:text-properties officeooo:paragraph-rsid="006bdd45"/>
    </style:style>
    <style:style style:name="P80" style:family="paragraph" style:parent-style-name="Preformatted_20_Text">
      <style:text-properties officeooo:paragraph-rsid="006ceb1c"/>
    </style:style>
    <style:style style:name="P81" style:family="paragraph" style:parent-style-name="Preformatted_20_Text">
      <style:text-properties officeooo:paragraph-rsid="007c303e"/>
    </style:style>
    <style:style style:name="P82" style:family="paragraph" style:parent-style-name="Preformatted_20_Text">
      <style:text-properties officeooo:paragraph-rsid="007e985b"/>
    </style:style>
    <style:style style:name="P83" style:family="paragraph" style:parent-style-name="Text_20_body">
      <style:paragraph-properties fo:break-before="page"/>
      <style:text-properties officeooo:rsid="004122f2" officeooo:paragraph-rsid="004122f2"/>
    </style:style>
    <style:style style:name="P84" style:family="paragraph" style:parent-style-name="Text_20_body">
      <style:paragraph-properties fo:break-before="page"/>
      <style:text-properties officeooo:rsid="0035dc80" officeooo:paragraph-rsid="0035dc80"/>
    </style:style>
    <style:style style:name="P85" style:family="paragraph" style:parent-style-name="Text_20_body">
      <style:paragraph-properties fo:break-before="page"/>
      <style:text-properties officeooo:rsid="0036c6f8" officeooo:paragraph-rsid="0036f714"/>
    </style:style>
    <style:style style:name="P86" style:family="paragraph" style:parent-style-name="Text_20_body">
      <style:paragraph-properties fo:break-before="page"/>
      <style:text-properties officeooo:paragraph-rsid="004f299c"/>
    </style:style>
    <style:style style:name="P87" style:family="paragraph" style:parent-style-name="Text_20_body">
      <style:paragraph-properties fo:break-before="page"/>
      <style:text-properties officeooo:rsid="007205d2" officeooo:paragraph-rsid="007205d2"/>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Text_20_body">
      <style:text-properties officeooo:rsid="0084586b" officeooo:paragraph-rsid="0084586b"/>
    </style:style>
    <style:style style:name="P92" style:family="paragraph" style:parent-style-name="Text_20_body">
      <style:text-properties officeooo:rsid="00848d5c" officeooo:paragraph-rsid="00848d5c"/>
    </style:style>
    <style:style style:name="P93" style:family="paragraph" style:parent-style-name="Text_20_body">
      <style:text-properties officeooo:rsid="0035dc80" officeooo:paragraph-rsid="00862356"/>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02e44a"/>
    </style:style>
    <style:style style:name="P96" style:family="paragraph" style:parent-style-name="Heading_20_1">
      <style:paragraph-properties fo:break-before="page"/>
      <style:text-properties officeooo:rsid="00144def" officeooo:paragraph-rsid="00144def"/>
    </style:style>
    <style:style style:name="P97" style:family="paragraph" style:parent-style-name="Heading_20_2">
      <style:text-properties officeooo:rsid="0004bf05" officeooo:paragraph-rsid="0004bf05"/>
    </style:style>
    <style:style style:name="P98" style:family="paragraph" style:parent-style-name="Heading_20_2">
      <style:text-properties officeooo:rsid="0050eaf9" officeooo:paragraph-rsid="0050eaf9"/>
    </style:style>
    <style:style style:name="P99" style:family="paragraph" style:parent-style-name="Heading_20_2">
      <style:text-properties officeooo:rsid="00144def" officeooo:paragraph-rsid="00144def"/>
    </style:style>
    <style:style style:name="P100" style:family="paragraph" style:parent-style-name="Heading_20_2">
      <style:text-properties officeooo:rsid="004f299c" officeooo:paragraph-rsid="004f299c"/>
    </style:style>
    <style:style style:name="P101" style:family="paragraph" style:parent-style-name="Heading_20_2">
      <style:text-properties officeooo:rsid="0036c6f8" officeooo:paragraph-rsid="0036c6f8"/>
    </style:style>
    <style:style style:name="P102" style:family="paragraph" style:parent-style-name="Heading_20_2">
      <style:text-properties officeooo:rsid="0036c6f8" officeooo:paragraph-rsid="0038f3dc"/>
    </style:style>
    <style:style style:name="P103" style:family="paragraph" style:parent-style-name="Heading_20_2">
      <style:text-properties officeooo:rsid="0036c6f8" officeooo:paragraph-rsid="004122f2"/>
    </style:style>
    <style:style style:name="P104" style:family="paragraph" style:parent-style-name="Heading_20_2">
      <style:text-properties officeooo:rsid="0036c6f8" officeooo:paragraph-rsid="004230a5"/>
    </style:style>
    <style:style style:name="P105" style:family="paragraph" style:parent-style-name="Heading_20_2" style:list-style-name="">
      <style:text-properties officeooo:rsid="0060291c" officeooo:paragraph-rsid="0060291c"/>
    </style:style>
    <style:style style:name="P106" style:family="paragraph" style:parent-style-name="Heading_20_2">
      <style:paragraph-properties fo:break-before="page"/>
      <style:text-properties officeooo:rsid="0036c6f8" officeooo:paragraph-rsid="0049d1a7"/>
    </style:style>
    <style:style style:name="P107" style:family="paragraph" style:parent-style-name="Heading_20_2">
      <style:paragraph-properties fo:break-before="page"/>
      <style:text-properties officeooo:rsid="0060291c" officeooo:paragraph-rsid="0060291c"/>
    </style:style>
    <style:style style:name="P108" style:family="paragraph" style:parent-style-name="Heading_20_3">
      <style:text-properties officeooo:rsid="000e4c5e" officeooo:paragraph-rsid="000e4c5e"/>
    </style:style>
    <style:style style:name="P109" style:family="paragraph" style:parent-style-name="Heading_20_3">
      <style:text-properties officeooo:rsid="000f034d" officeooo:paragraph-rsid="000f034d"/>
    </style:style>
    <style:style style:name="P110" style:family="paragraph" style:parent-style-name="Heading_20_3">
      <style:text-properties officeooo:paragraph-rsid="004f299c"/>
    </style:style>
    <style:style style:name="P111" style:family="paragraph" style:parent-style-name="Heading_20_3">
      <style:text-properties officeooo:paragraph-rsid="0068dad9"/>
    </style:style>
    <style:style style:name="P112" style:family="paragraph" style:parent-style-name="Heading_20_3">
      <style:text-properties officeooo:paragraph-rsid="006ceb1c"/>
    </style:style>
    <style:style style:name="P113" style:family="paragraph" style:parent-style-name="Heading_20_3">
      <style:text-properties officeooo:paragraph-rsid="0035dc80"/>
    </style:style>
    <style:style style:name="P114" style:family="paragraph" style:parent-style-name="Heading_20_3">
      <style:text-properties officeooo:paragraph-rsid="006e5a70"/>
    </style:style>
    <style:style style:name="P115" style:family="paragraph" style:parent-style-name="Heading_20_3">
      <style:text-properties officeooo:paragraph-rsid="0038f3dc"/>
    </style:style>
    <style:style style:name="P116" style:family="paragraph" style:parent-style-name="Heading_20_3">
      <style:text-properties officeooo:paragraph-rsid="004122f2"/>
    </style:style>
    <style:style style:name="P117" style:family="paragraph" style:parent-style-name="Heading_20_3">
      <style:text-properties officeooo:paragraph-rsid="0077a10a"/>
    </style:style>
    <style:style style:name="P118" style:family="paragraph" style:parent-style-name="Heading_20_3">
      <style:text-properties officeooo:paragraph-rsid="0073b0bd"/>
    </style:style>
    <style:style style:name="P119" style:family="paragraph" style:parent-style-name="Heading_20_3">
      <style:text-properties officeooo:rsid="004122f2" officeooo:paragraph-rsid="004122f2"/>
    </style:style>
    <style:style style:name="P120" style:family="paragraph" style:parent-style-name="Heading_20_3">
      <style:text-properties officeooo:paragraph-rsid="004230a5"/>
    </style:style>
    <style:style style:name="P121" style:family="paragraph" style:parent-style-name="Heading_20_3">
      <style:text-properties officeooo:paragraph-rsid="0043d197"/>
    </style:style>
    <style:style style:name="P122" style:family="paragraph" style:parent-style-name="Heading_20_3">
      <style:text-properties officeooo:paragraph-rsid="007c303e"/>
    </style:style>
    <style:style style:name="P123" style:family="paragraph" style:parent-style-name="Heading_20_3">
      <style:text-properties officeooo:paragraph-rsid="007d7fd9"/>
    </style:style>
    <style:style style:name="P124" style:family="paragraph" style:parent-style-name="Heading_20_3">
      <style:text-properties officeooo:paragraph-rsid="004585bc"/>
    </style:style>
    <style:style style:name="P125" style:family="paragraph" style:parent-style-name="Heading_20_3">
      <style:text-properties officeooo:paragraph-rsid="0049d1a7"/>
    </style:style>
    <style:style style:name="P126" style:family="paragraph" style:parent-style-name="Heading_20_3">
      <style:text-properties officeooo:paragraph-rsid="007f87f0"/>
    </style:style>
    <style:style style:name="P127" style:family="paragraph" style:parent-style-name="Heading_20_3">
      <style:text-properties officeooo:paragraph-rsid="004b4787"/>
    </style:style>
    <style:style style:name="P128" style:family="paragraph" style:parent-style-name="Heading_20_3">
      <style:text-properties officeooo:paragraph-rsid="00802584"/>
    </style:style>
    <style:style style:name="P129" style:family="paragraph" style:parent-style-name="Heading_20_3">
      <style:text-properties officeooo:rsid="00802584" officeooo:paragraph-rsid="00802584"/>
    </style:style>
    <style:style style:name="P130" style:family="paragraph" style:parent-style-name="Heading_20_3">
      <style:text-properties officeooo:rsid="0081c06e" officeooo:paragraph-rsid="0081c06e"/>
    </style:style>
    <style:style style:name="P131" style:family="paragraph" style:parent-style-name="Heading_20_3">
      <style:text-properties officeooo:paragraph-rsid="004ce22d"/>
    </style:style>
    <style:style style:name="P132" style:family="paragraph" style:parent-style-name="Heading_20_3">
      <style:text-properties officeooo:rsid="0060291c" officeooo:paragraph-rsid="0060291c"/>
    </style:style>
    <style:style style:name="P133" style:family="paragraph" style:parent-style-name="Heading_20_3">
      <style:text-properties officeooo:rsid="0060291c" officeooo:paragraph-rsid="0084586b"/>
    </style:style>
    <style:style style:name="P134" style:family="paragraph" style:parent-style-name="Heading_20_3">
      <style:text-properties officeooo:paragraph-rsid="00862356"/>
    </style:style>
    <style:style style:name="T1" style:family="text">
      <style:text-properties officeooo:rsid="00062b75"/>
    </style:style>
    <style:style style:name="T2" style:family="text">
      <style:text-properties officeooo:rsid="00080698"/>
    </style:style>
    <style:style style:name="T3" style:family="text">
      <style:text-properties fo:font-weight="bold" style:font-weight-asian="bold" style:font-weight-complex="bold"/>
    </style:style>
    <style:style style:name="T4" style:family="text">
      <style:text-properties fo:font-weight="bold" officeooo:rsid="00062b75" style:font-weight-asian="bold" style:font-weight-complex="bold"/>
    </style:style>
    <style:style style:name="T5" style:family="text">
      <style:text-properties fo:font-weight="bold" officeooo:rsid="00080698" style:font-weight-asian="bold" style:font-weight-complex="bold"/>
    </style:style>
    <style:style style:name="T6" style:family="text">
      <style:text-properties fo:font-weight="bold" officeooo:rsid="004122f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2b75" style:font-weight-asian="normal" style:font-weight-complex="normal"/>
    </style:style>
    <style:style style:name="T9" style:family="text">
      <style:text-properties fo:font-weight="normal" officeooo:rsid="00080698" style:font-weight-asian="normal" style:font-weight-complex="normal"/>
    </style:style>
    <style:style style:name="T10" style:family="text">
      <style:text-properties fo:font-weight="normal" officeooo:rsid="000b45f0" style:font-weight-asian="normal" style:font-weight-complex="normal"/>
    </style:style>
    <style:style style:name="T11" style:family="text">
      <style:text-properties fo:font-weight="normal" officeooo:rsid="000e4c5e" style:font-weight-asian="normal" style:font-weight-complex="normal"/>
    </style:style>
    <style:style style:name="T12" style:family="text">
      <style:text-properties fo:font-weight="normal" officeooo:rsid="004122f2" style:font-weight-asian="normal" style:font-weight-complex="normal"/>
    </style:style>
    <style:style style:name="T13" style:family="text">
      <style:text-properties fo:font-weight="normal" officeooo:rsid="0073b0bd" style:font-weight-asian="normal" style:font-weight-complex="normal"/>
    </style:style>
    <style:style style:name="T14" style:family="text">
      <style:text-properties fo:font-weight="normal" officeooo:rsid="0071110a" style:font-weight-asian="normal" style:font-weight-complex="normal"/>
    </style:style>
    <style:style style:name="T15" style:family="text">
      <style:text-properties fo:font-weight="normal" officeooo:rsid="007518b8" style:font-weight-asian="normal" style:font-weight-complex="normal"/>
    </style:style>
    <style:style style:name="T16" style:family="text">
      <style:text-properties officeooo:rsid="000b45f0"/>
    </style:style>
    <style:style style:name="T17" style:family="text">
      <style:text-properties officeooo:rsid="000ebf21"/>
    </style:style>
    <style:style style:name="T18" style:family="text">
      <style:text-properties officeooo:rsid="00114922"/>
    </style:style>
    <style:style style:name="T19" style:family="text">
      <style:text-properties officeooo:rsid="00126816"/>
    </style:style>
    <style:style style:name="T20" style:family="text">
      <style:text-properties officeooo:rsid="00144def"/>
    </style:style>
    <style:style style:name="T21" style:family="text">
      <style:text-properties officeooo:rsid="001b3a76"/>
    </style:style>
    <style:style style:name="T22" style:family="text">
      <style:text-properties officeooo:rsid="001cb011"/>
    </style:style>
    <style:style style:name="T23" style:family="text">
      <style:text-properties officeooo:rsid="00278653"/>
    </style:style>
    <style:style style:name="T24" style:family="text">
      <style:text-properties officeooo:rsid="0028cd48"/>
    </style:style>
    <style:style style:name="T25" style:family="text">
      <style:text-properties officeooo:rsid="002a2306"/>
    </style:style>
    <style:style style:name="T26" style:family="text">
      <style:text-properties officeooo:rsid="002adddd"/>
    </style:style>
    <style:style style:name="T27" style:family="text">
      <style:text-properties officeooo:rsid="002b7539"/>
    </style:style>
    <style:style style:name="T28" style:family="text">
      <style:text-properties officeooo:rsid="002d3b5b"/>
    </style:style>
    <style:style style:name="T29" style:family="text">
      <style:text-properties officeooo:rsid="002e0aa6"/>
    </style:style>
    <style:style style:name="T30" style:family="text">
      <style:text-properties officeooo:rsid="002f5c6c"/>
    </style:style>
    <style:style style:name="T31" style:family="text">
      <style:text-properties officeooo:rsid="00334aab"/>
    </style:style>
    <style:style style:name="T32" style:family="text">
      <style:text-properties officeooo:rsid="0035dc80"/>
    </style:style>
    <style:style style:name="T33" style:family="text">
      <style:text-properties officeooo:rsid="0036c6f8"/>
    </style:style>
    <style:style style:name="T34" style:family="text">
      <style:text-properties officeooo:rsid="0036f714"/>
    </style:style>
    <style:style style:name="T35" style:family="text">
      <style:text-properties officeooo:rsid="0038f3dc"/>
    </style:style>
    <style:style style:name="T36" style:family="text">
      <style:text-properties officeooo:rsid="00396570"/>
    </style:style>
    <style:style style:name="T37" style:family="text">
      <style:text-properties officeooo:rsid="0039fed5"/>
    </style:style>
    <style:style style:name="T38" style:family="text">
      <style:text-properties officeooo:rsid="003cf757"/>
    </style:style>
    <style:style style:name="T39" style:family="text">
      <style:text-properties officeooo:rsid="004122f2"/>
    </style:style>
    <style:style style:name="T40" style:family="text">
      <style:text-properties officeooo:rsid="004230a5"/>
    </style:style>
    <style:style style:name="T41" style:family="text">
      <style:text-properties officeooo:rsid="0043d197"/>
    </style:style>
    <style:style style:name="T42" style:family="text">
      <style:text-properties officeooo:rsid="0049d1a7"/>
    </style:style>
    <style:style style:name="T43" style:family="text">
      <style:text-properties officeooo:rsid="004b4787"/>
    </style:style>
    <style:style style:name="T44" style:family="text">
      <style:text-properties officeooo:rsid="004bdccd"/>
    </style:style>
    <style:style style:name="T45" style:family="text">
      <style:text-properties officeooo:rsid="004d23b2"/>
    </style:style>
    <style:style style:name="T46" style:family="text">
      <style:text-properties officeooo:rsid="004dd272"/>
    </style:style>
    <style:style style:name="T47" style:family="text">
      <style:text-properties officeooo:rsid="004f299c"/>
    </style:style>
    <style:style style:name="T48" style:family="text">
      <style:text-properties officeooo:rsid="0054544c"/>
    </style:style>
    <style:style style:name="T49" style:family="text">
      <style:text-properties officeooo:rsid="00549461"/>
    </style:style>
    <style:style style:name="T50" style:family="text">
      <style:text-properties officeooo:rsid="005595f0"/>
    </style:style>
    <style:style style:name="T51" style:family="text">
      <style:text-properties officeooo:rsid="00564dad"/>
    </style:style>
    <style:style style:name="T52" style:family="text">
      <style:text-properties officeooo:rsid="00569970"/>
    </style:style>
    <style:style style:name="T53" style:family="text">
      <style:text-properties officeooo:rsid="0058751c"/>
    </style:style>
    <style:style style:name="T54" style:family="text">
      <style:text-properties officeooo:rsid="0059223e"/>
    </style:style>
    <style:style style:name="T55" style:family="text">
      <style:text-properties officeooo:rsid="005a0ae7"/>
    </style:style>
    <style:style style:name="T56" style:family="text">
      <style:text-properties officeooo:rsid="005a2bc9"/>
    </style:style>
    <style:style style:name="T57" style:family="text">
      <style:text-properties officeooo:rsid="005bb7eb"/>
    </style:style>
    <style:style style:name="T58" style:family="text">
      <style:text-properties officeooo:rsid="005c81da"/>
    </style:style>
    <style:style style:name="T59" style:family="text">
      <style:text-properties officeooo:rsid="0060cd8f"/>
    </style:style>
    <style:style style:name="T60" style:family="text">
      <style:text-properties officeooo:rsid="00622338"/>
    </style:style>
    <style:style style:name="T61" style:family="text">
      <style:text-properties officeooo:rsid="00631710"/>
    </style:style>
    <style:style style:name="T62" style:family="text">
      <style:text-properties officeooo:rsid="0063cd85"/>
    </style:style>
    <style:style style:name="T63" style:family="text">
      <style:text-properties officeooo:rsid="0065c9fa"/>
    </style:style>
    <style:style style:name="T64" style:family="text">
      <style:text-properties officeooo:rsid="0068dad9"/>
    </style:style>
    <style:style style:name="T65" style:family="text">
      <style:text-properties officeooo:rsid="006bdd45"/>
    </style:style>
    <style:style style:name="T66" style:family="text">
      <style:text-properties officeooo:rsid="006ceb1c"/>
    </style:style>
    <style:style style:name="T67" style:family="text">
      <style:text-properties officeooo:rsid="006e5a70"/>
    </style:style>
    <style:style style:name="T68" style:family="text">
      <style:text-properties officeooo:rsid="006f821d"/>
    </style:style>
    <style:style style:name="T69" style:family="text">
      <style:text-properties officeooo:rsid="0071110a"/>
    </style:style>
    <style:style style:name="T70" style:family="text">
      <style:text-properties officeooo:rsid="0073b0bd"/>
    </style:style>
    <style:style style:name="T71" style:family="text">
      <style:text-properties officeooo:rsid="00757219"/>
    </style:style>
    <style:style style:name="T72" style:family="text">
      <style:text-properties officeooo:rsid="00787ebf"/>
    </style:style>
    <style:style style:name="T73" style:family="text">
      <style:text-properties officeooo:rsid="007a3dfe"/>
    </style:style>
    <style:style style:name="T74" style:family="text">
      <style:text-properties officeooo:rsid="007c303e"/>
    </style:style>
    <style:style style:name="T75" style:family="text">
      <style:text-properties officeooo:rsid="007d7fd9"/>
    </style:style>
    <style:style style:name="T76" style:family="text">
      <style:text-properties officeooo:rsid="007d819c"/>
    </style:style>
    <style:style style:name="T77" style:family="text">
      <style:text-properties officeooo:rsid="007e985b"/>
    </style:style>
    <style:style style:name="T78" style:family="text">
      <style:text-properties officeooo:rsid="007f87f0"/>
    </style:style>
    <style:style style:name="T79" style:family="text">
      <style:text-properties officeooo:rsid="007ffbc2"/>
    </style:style>
    <style:style style:name="T80" style:family="text">
      <style:text-properties officeooo:rsid="00802584"/>
    </style:style>
    <style:style style:name="T81" style:family="text">
      <style:text-properties officeooo:rsid="0081d625"/>
    </style:style>
    <style:style style:name="T82" style:family="text">
      <style:text-properties officeooo:rsid="0084586b"/>
    </style:style>
    <style:style style:name="T83" style:family="text">
      <style:text-properties officeooo:rsid="00862356"/>
    </style:style>
    <style:style style:name="T84" style:family="text">
      <style:text-properties officeooo:rsid="0086851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oico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8"><text:a xlink:type="simple" xlink:href="#__RefHeading___Toc110_1845443822" text:style-name="Index_20_Link" text:visited-style-name="Index_20_Link">Concepts principaux<text:tab/>4</text:a></text:p>
          <text:p text:style-name="P89"><text:a xlink:type="simple" xlink:href="#__RefHeading___Toc112_1845443822" text:style-name="Index_20_Link" text:visited-style-name="Index_20_Link">Intro<text:tab/>4</text:a></text:p>
          <text:p text:style-name="P89"><text:a xlink:type="simple" xlink:href="#__RefHeading___Toc1393_1435643514" text:style-name="Index_20_Link" text:visited-style-name="Index_20_Link">Lancement d'un programme en stoicos<text:tab/>4</text:a></text:p>
          <text:p text:style-name="P89"><text:a xlink:type="simple" xlink:href="#__RefHeading___Toc114_1845443822" text:style-name="Index_20_Link" text:visited-style-name="Index_20_Link">Syntaxe<text:tab/>4</text:a></text:p>
          <text:p text:style-name="P90"><text:a xlink:type="simple" xlink:href="#__RefHeading___Toc158_2102580586" text:style-name="Index_20_Link" text:visited-style-name="Index_20_Link">Structure<text:tab/>4</text:a></text:p>
          <text:p text:style-name="P90"><text:a xlink:type="simple" xlink:href="#__RefHeading___Toc162_2102580586" text:style-name="Index_20_Link" text:visited-style-name="Index_20_Link">Omission ou surcharge d'arguments<text:tab/>5</text:a></text:p>
          <text:p text:style-name="P90"><text:a xlink:type="simple" xlink:href="#__RefHeading___Toc164_2102580586" text:style-name="Index_20_Link" text:visited-style-name="Index_20_Link">Décomposition d'une instruction<text:tab/>5</text:a></text:p>
          <text:p text:style-name="P90"><text:a xlink:type="simple" xlink:href="#__RefHeading___Toc166_2102580586" text:style-name="Index_20_Link" text:visited-style-name="Index_20_Link">Commentaires<text:tab/>6</text:a></text:p>
          <text:p text:style-name="P88"><text:a xlink:type="simple" xlink:href="#__RefHeading___Toc119_1845443822" text:style-name="Index_20_Link" text:visited-style-name="Index_20_Link">Quelques exemples de code<text:tab/>7</text:a></text:p>
          <text:p text:style-name="P89"><text:a xlink:type="simple" xlink:href="#__RefHeading___Toc310_805984864" text:style-name="Index_20_Link" text:visited-style-name="Index_20_Link">Exemples simples<text:tab/>7</text:a></text:p>
          <text:p text:style-name="P88"><text:a xlink:type="simple" xlink:href="#__RefHeading___Toc391_1504493214" text:style-name="Index_20_Link" text:visited-style-name="Index_20_Link">Liste des fonctions<text:tab/>8</text:a></text:p>
          <text:p text:style-name="P89"><text:a xlink:type="simple" xlink:href="#__RefHeading___Toc1395_1435643514" text:style-name="Index_20_Link" text:visited-style-name="Index_20_Link">Fonctions générales<text:tab/>8</text:a></text:p>
          <text:p text:style-name="P90"><text:a xlink:type="simple" xlink:href="#__RefHeading___Toc1397_1435643514" text:style-name="Index_20_Link" text:visited-style-name="Index_20_Link">print *valeurs<text:tab/>8</text:a></text:p>
          <text:p text:style-name="P90"><text:a xlink:type="simple" xlink:href="#__RefHeading___Toc1399_1435643514" text:style-name="Index_20_Link" text:visited-style-name="Index_20_Link">input [string]<text:tab/>8</text:a></text:p>
          <text:p text:style-name="P89"><text:a xlink:type="simple" xlink:href="#__RefHeading___Toc393_1504493214" text:style-name="Index_20_Link" text:visited-style-name="Index_20_Link">Manipulation de variables<text:tab/>9</text:a></text:p>
          <text:p text:style-name="P90"><text:a xlink:type="simple" xlink:href="#__RefHeading___Toc395_1504493214" text:style-name="Index_20_Link" text:visited-style-name="Index_20_Link">allocate_var nom contenu<text:tab/>9</text:a></text:p>
          <text:p text:style-name="P90"><text:a xlink:type="simple" xlink:href="#__RefHeading___Toc1954_1582497967" text:style-name="Index_20_Link" text:visited-style-name="Index_20_Link">replace_var nom contenu<text:tab/>9</text:a></text:p>
          <text:p text:style-name="P90"><text:a xlink:type="simple" xlink:href="#__RefHeading___Toc397_1504493214" text:style-name="Index_20_Link" text:visited-style-name="Index_20_Link">read_var nom<text:tab/>9</text:a></text:p>
          <text:p text:style-name="P90"><text:a xlink:type="simple" xlink:href="#__RefHeading___Toc1956_1582497967" text:style-name="Index_20_Link" text:visited-style-name="Index_20_Link">get_historic nom<text:tab/>9</text:a></text:p>
          <text:p text:style-name="P90"><text:a xlink:type="simple" xlink:href="#__RefHeading___Toc399_1504493214" text:style-name="Index_20_Link" text:visited-style-name="Index_20_Link">swap_var nom nombis<text:tab/>9</text:a></text:p>
          <text:p text:style-name="P90"><text:a xlink:type="simple" xlink:href="#__RefHeading___Toc401_1504493214" text:style-name="Index_20_Link" text:visited-style-name="Index_20_Link">let_in nom contenu contexte<text:tab/>9</text:a></text:p>
          <text:p text:style-name="P90"><text:a xlink:type="simple" xlink:href="#__RefHeading___Toc1554_1288113403" text:style-name="Index_20_Link" text:visited-style-name="Index_20_Link">increment nom<text:tab/>9</text:a></text:p>
          <text:p text:style-name="P90"><text:a xlink:type="simple" xlink:href="#__RefHeading___Toc1556_1288113403" text:style-name="Index_20_Link" text:visited-style-name="Index_20_Link">decrement nom<text:tab/>9</text:a></text:p>
          <text:p text:style-name="P89"><text:a xlink:type="simple" xlink:href="#__RefHeading___Toc403_1504493214" text:style-name="Index_20_Link" text:visited-style-name="Index_20_Link">Manipulation de chaînes de caractère<text:tab/>10</text:a></text:p>
          <text:p text:style-name="P90"><text:a xlink:type="simple" xlink:href="#__RefHeading___Toc405_1504493214" text:style-name="Index_20_Link" text:visited-style-name="Index_20_Link">repeat_s str num<text:tab/>10</text:a></text:p>
          <text:p text:style-name="P90"><text:a xlink:type="simple" xlink:href="#__RefHeading___Toc407_1504493214" text:style-name="Index_20_Link" text:visited-style-name="Index_20_Link">capitalize str<text:tab/>10</text:a></text:p>
          <text:p text:style-name="P90"><text:a xlink:type="simple" xlink:href="#__RefHeading___Toc409_1504493214" text:style-name="Index_20_Link" text:visited-style-name="Index_20_Link">upcase str<text:tab/>10</text:a></text:p>
          <text:p text:style-name="P90"><text:a xlink:type="simple" xlink:href="#__RefHeading___Toc411_1504493214" text:style-name="Index_20_Link" text:visited-style-name="Index_20_Link">downcase str<text:tab/>10</text:a></text:p>
          <text:p text:style-name="P90"><text:a xlink:type="simple" xlink:href="#__RefHeading___Toc413_1504493214" text:style-name="Index_20_Link" text:visited-style-name="Index_20_Link">swapcase str<text:tab/>10</text:a></text:p>
          <text:p text:style-name="P90"><text:a xlink:type="simple" xlink:href="#__RefHeading___Toc415_1504493214" text:style-name="Index_20_Link" text:visited-style-name="Index_20_Link">title str<text:tab/>10</text:a></text:p>
          <text:p text:style-name="P90"><text:a xlink:type="simple" xlink:href="#__RefHeading___Toc417_1504493214" text:style-name="Index_20_Link" text:visited-style-name="Index_20_Link">reverse str<text:tab/>10</text:a></text:p>
          <text:p text:style-name="P90"><text:a xlink:type="simple" xlink:href="#__RefHeading___Toc419_1504493214" text:style-name="Index_20_Link" text:visited-style-name="Index_20_Link">split str strbis<text:tab/>10</text:a></text:p>
          <text:p text:style-name="P90"><text:a xlink:type="simple" xlink:href="#__RefHeading___Toc1958_1582497967" text:style-name="Index_20_Link" text:visited-style-name="Index_20_Link">join liste str<text:tab/>10</text:a></text:p>
          <text:p text:style-name="P90"><text:a xlink:type="simple" xlink:href="#__RefHeading___Toc421_1504493214" text:style-name="Index_20_Link" text:visited-style-name="Index_20_Link">format str liste<text:tab/>11</text:a></text:p>
          <text:p text:style-name="P90"><text:a xlink:type="simple" xlink:href="#__RefHeading___Toc423_1504493214" text:style-name="Index_20_Link" text:visited-style-name="Index_20_Link">at_s str num<text:tab/>11</text:a></text:p>
          <text:p text:style-name="P90"><text:a xlink:type="simple" xlink:href="#__RefHeading___Toc425_1504493214" text:style-name="Index_20_Link" text:visited-style-name="Index_20_Link">slice_s str num1 num2<text:tab/>11</text:a></text:p>
          <text:p text:style-name="P90"><text:a xlink:type="simple" xlink:href="#__RefHeading___Toc427_1504493214" text:style-name="Index_20_Link" text:visited-style-name="Index_20_Link">include_s str strbis<text:tab/>11</text:a></text:p>
          <text:p text:style-name="P90"><text:a xlink:type="simple" xlink:href="#__RefHeading___Toc429_1504493214" text:style-name="Index_20_Link" text:visited-style-name="Index_20_Link">concat_s str strbis<text:tab/>11</text:a></text:p>
          <text:p text:style-name="P89"><text:a xlink:type="simple" xlink:href="#__RefHeading___Toc431_1504493214" text:style-name="Index_20_Link" text:visited-style-name="Index_20_Link">Manipulation d'entiers<text:tab/>12</text:a></text:p>
          <text:p text:style-name="P90"><text:a xlink:type="simple" xlink:href="#__RefHeading___Toc1960_1582497967" text:style-name="Index_20_Link" text:visited-style-name="Index_20_Link">int val<text:tab/>12</text:a></text:p>
          <text:p text:style-name="P90"><text:a xlink:type="simple" xlink:href="#__RefHeading___Toc433_1504493214" text:style-name="Index_20_Link" text:visited-style-name="Index_20_Link">incr num<text:tab/>12</text:a></text:p>
          <text:p text:style-name="P90"><text:soft-page-break/><text:a xlink:type="simple" xlink:href="#__RefHeading___Toc435_1504493214" text:style-name="Index_20_Link" text:visited-style-name="Index_20_Link">decr num<text:tab/>12</text:a></text:p>
          <text:p text:style-name="P90"><text:a xlink:type="simple" xlink:href="#__RefHeading___Toc437_1504493214" text:style-name="Index_20_Link" text:visited-style-name="Index_20_Link">sum num numbis<text:tab/>12</text:a></text:p>
          <text:p text:style-name="P90"><text:a xlink:type="simple" xlink:href="#__RefHeading___Toc439_1504493214" text:style-name="Index_20_Link" text:visited-style-name="Index_20_Link">dif num numbis<text:tab/>12</text:a></text:p>
          <text:p text:style-name="P90"><text:a xlink:type="simple" xlink:href="#__RefHeading___Toc441_1504493214" text:style-name="Index_20_Link" text:visited-style-name="Index_20_Link">prod num numbis<text:tab/>12</text:a></text:p>
          <text:p text:style-name="P90"><text:a xlink:type="simple" xlink:href="#__RefHeading___Toc443_1504493214" text:style-name="Index_20_Link" text:visited-style-name="Index_20_Link">div num numbis<text:tab/>12</text:a></text:p>
          <text:p text:style-name="P90"><text:a xlink:type="simple" xlink:href="#__RefHeading___Toc445_1504493214" text:style-name="Index_20_Link" text:visited-style-name="Index_20_Link">mod num numbis<text:tab/>12</text:a></text:p>
          <text:p text:style-name="P90"><text:a xlink:type="simple" xlink:href="#__RefHeading___Toc447_1504493214" text:style-name="Index_20_Link" text:visited-style-name="Index_20_Link">pow num numbis<text:tab/>12</text:a></text:p>
          <text:p text:style-name="P90"><text:a xlink:type="simple" xlink:href="#__RefHeading___Toc449_1504493214" text:style-name="Index_20_Link" text:visited-style-name="Index_20_Link">divisible num numbis<text:tab/>12</text:a></text:p>
          <text:p text:style-name="P90"><text:a xlink:type="simple" xlink:href="#__RefHeading___Toc451_1504493214" text:style-name="Index_20_Link" text:visited-style-name="Index_20_Link">even num<text:tab/>12</text:a></text:p>
          <text:p text:style-name="P90"><text:a xlink:type="simple" xlink:href="#__RefHeading___Toc453_1504493214" text:style-name="Index_20_Link" text:visited-style-name="Index_20_Link">odd num<text:tab/>12</text:a></text:p>
          <text:p text:style-name="P89"><text:a xlink:type="simple" xlink:href="#__RefHeading___Toc882_714356504" text:style-name="Index_20_Link" text:visited-style-name="Index_20_Link">Manipulation de booléen<text:tab/>13</text:a></text:p>
          <text:p text:style-name="P90"><text:a xlink:type="simple" xlink:href="#__RefHeading___Toc884_714356504" text:style-name="Index_20_Link" text:visited-style-name="Index_20_Link">and element elementbis<text:tab/>13</text:a></text:p>
          <text:p text:style-name="P90"><text:a xlink:type="simple" xlink:href="#__RefHeading___Toc886_714356504" text:style-name="Index_20_Link" text:visited-style-name="Index_20_Link">or element elementbis<text:tab/>13</text:a></text:p>
          <text:p text:style-name="P90"><text:a xlink:type="simple" xlink:href="#__RefHeading___Toc888_714356504" text:style-name="Index_20_Link" text:visited-style-name="Index_20_Link">not element<text:tab/>13</text:a></text:p>
          <text:p text:style-name="P90"><text:a xlink:type="simple" xlink:href="#__RefHeading___Toc1962_1582497967" text:style-name="Index_20_Link" text:visited-style-name="Index_20_Link">true<text:tab/>13</text:a></text:p>
          <text:p text:style-name="P90"><text:a xlink:type="simple" xlink:href="#__RefHeading___Toc904_714356504" text:style-name="Index_20_Link" text:visited-style-name="Index_20_Link">false<text:tab/>13</text:a></text:p>
          <text:p text:style-name="P90"><text:a xlink:type="simple" xlink:href="#__RefHeading___Toc890_714356504" text:style-name="Index_20_Link" text:visited-style-name="Index_20_Link">equal element elementbis<text:tab/>14</text:a></text:p>
          <text:p text:style-name="P90"><text:a xlink:type="simple" xlink:href="#__RefHeading___Toc892_714356504" text:style-name="Index_20_Link" text:visited-style-name="Index_20_Link">different element elementbis<text:tab/>14</text:a></text:p>
          <text:p text:style-name="P90"><text:a xlink:type="simple" xlink:href="#__RefHeading___Toc894_714356504" text:style-name="Index_20_Link" text:visited-style-name="Index_20_Link">inf element elementbis<text:tab/>14</text:a></text:p>
          <text:p text:style-name="P90"><text:a xlink:type="simple" xlink:href="#__RefHeading___Toc896_714356504" text:style-name="Index_20_Link" text:visited-style-name="Index_20_Link">sup element elementbis<text:tab/>14</text:a></text:p>
          <text:p text:style-name="P90"><text:a xlink:type="simple" xlink:href="#__RefHeading___Toc898_714356504" text:style-name="Index_20_Link" text:visited-style-name="Index_20_Link">infeq element elementbis<text:tab/>14</text:a></text:p>
          <text:p text:style-name="P90"><text:a xlink:type="simple" xlink:href="#__RefHeading___Toc900_714356504" text:style-name="Index_20_Link" text:visited-style-name="Index_20_Link">supeq element elementbis<text:tab/>14</text:a></text:p>
          <text:p text:style-name="P89"><text:a xlink:type="simple" xlink:href="#__RefHeading___Toc906_714356504" text:style-name="Index_20_Link" text:visited-style-name="Index_20_Link">Manipulation de liste<text:tab/>15</text:a></text:p>
          <text:p text:style-name="P90"><text:a xlink:type="simple" xlink:href="#__RefHeading___Toc1401_1435643514" text:style-name="Index_20_Link" text:visited-style-name="Index_20_Link">arr *elements<text:tab/>15</text:a></text:p>
          <text:p text:style-name="P90"><text:a xlink:type="simple" xlink:href="#__RefHeading___Toc908_714356504" text:style-name="Index_20_Link" text:visited-style-name="Index_20_Link">rangex int [intbis]<text:tab/>15</text:a></text:p>
          <text:p text:style-name="P90"><text:a xlink:type="simple" xlink:href="#__RefHeading___Toc910_714356504" text:style-name="Index_20_Link" text:visited-style-name="Index_20_Link">head liste<text:tab/>15</text:a></text:p>
          <text:p text:style-name="P90"><text:a xlink:type="simple" xlink:href="#__RefHeading___Toc912_714356504" text:style-name="Index_20_Link" text:visited-style-name="Index_20_Link">tail liste<text:tab/>15</text:a></text:p>
          <text:p text:style-name="P90"><text:a xlink:type="simple" xlink:href="#__RefHeading___Toc914_714356504" text:style-name="Index_20_Link" text:visited-style-name="Index_20_Link">sort liste<text:tab/>15</text:a></text:p>
          <text:p text:style-name="P90"><text:a xlink:type="simple" xlink:href="#__RefHeading___Toc916_714356504" text:style-name="Index_20_Link" text:visited-style-name="Index_20_Link">sum_arr liste<text:tab/>15</text:a></text:p>
          <text:p text:style-name="P90"><text:a xlink:type="simple" xlink:href="#__RefHeading___Toc918_714356504" text:style-name="Index_20_Link" text:visited-style-name="Index_20_Link">prod_arr liste<text:tab/>15</text:a></text:p>
          <text:p text:style-name="P90"><text:a xlink:type="simple" xlink:href="#__RefHeading___Toc920_714356504" text:style-name="Index_20_Link" text:visited-style-name="Index_20_Link">repeat element int<text:tab/>15</text:a></text:p>
          <text:p text:style-name="P90"><text:a xlink:type="simple" xlink:href="#__RefHeading___Toc922_714356504" text:style-name="Index_20_Link" text:visited-style-name="Index_20_Link">prepend liste element<text:tab/>15</text:a></text:p>
          <text:p text:style-name="P90"><text:a xlink:type="simple" xlink:href="#__RefHeading___Toc924_714356504" text:style-name="Index_20_Link" text:visited-style-name="Index_20_Link">append liste element<text:tab/>15</text:a></text:p>
          <text:p text:style-name="P90"><text:a xlink:type="simple" xlink:href="#__RefHeading___Toc926_714356504" text:style-name="Index_20_Link" text:visited-style-name="Index_20_Link">remove liste element<text:tab/>15</text:a></text:p>
          <text:p text:style-name="P90"><text:a xlink:type="simple" xlink:href="#__RefHeading___Toc928_714356504" text:style-name="Index_20_Link" text:visited-style-name="Index_20_Link">remove_all liste element<text:tab/>16</text:a></text:p>
          <text:p text:style-name="P90"><text:a xlink:type="simple" xlink:href="#__RefHeading___Toc930_714356504" text:style-name="Index_20_Link" text:visited-style-name="Index_20_Link">filter liste iterateur contexte<text:tab/>16</text:a></text:p>
          <text:p text:style-name="P90"><text:a xlink:type="simple" xlink:href="#__RefHeading___Toc932_714356504" text:style-name="Index_20_Link" text:visited-style-name="Index_20_Link">map liste iterateur contexte<text:tab/>16</text:a></text:p>
          <text:p text:style-name="P90"><text:a xlink:type="simple" xlink:href="#__RefHeading___Toc1964_1582497967" text:style-name="Index_20_Link" text:visited-style-name="Index_20_Link">mapi liste iterateur iterateurbis contexte<text:tab/>16</text:a></text:p>
          <text:p text:style-name="P90"><text:a xlink:type="simple" xlink:href="#__RefHeading___Toc1966_1582497967" text:style-name="Index_20_Link" text:visited-style-name="Index_20_Link">inject liste iterateur iterateurbis contexte<text:tab/>16</text:a></text:p>
          <text:p text:style-name="P90"><text:a xlink:type="simple" xlink:href="#__RefHeading___Toc934_714356504" text:style-name="Index_20_Link" text:visited-style-name="Index_20_Link">len_arr liste<text:tab/>16</text:a></text:p>
          <text:p text:style-name="P90"><text:a xlink:type="simple" xlink:href="#__RefHeading___Toc936_714356504" text:style-name="Index_20_Link" text:visited-style-name="Index_20_Link">at_arr liste int<text:tab/>16</text:a></text:p>
          <text:p text:style-name="P90"><text:a xlink:type="simple" xlink:href="#__RefHeading___Toc938_714356504" text:style-name="Index_20_Link" text:visited-style-name="Index_20_Link">slice_arr liste int intbis<text:tab/>16</text:a></text:p>
          <text:p text:style-name="P90"><text:a xlink:type="simple" xlink:href="#__RefHeading___Toc940_714356504" text:style-name="Index_20_Link" text:visited-style-name="Index_20_Link">include_arr liste element<text:tab/>16</text:a></text:p>
          <text:p text:style-name="P90"><text:a xlink:type="simple" xlink:href="#__RefHeading___Toc942_714356504" text:style-name="Index_20_Link" text:visited-style-name="Index_20_Link">concat_arr liste listebis<text:tab/>17</text:a></text:p>
          <text:p text:style-name="P89"><text:a xlink:type="simple" xlink:href="#__RefHeading___Toc1403_1435643514" text:style-name="Index_20_Link" text:visited-style-name="Index_20_Link">Manipulation de procedure<text:tab/>18</text:a></text:p>
          <text:p text:style-name="P90"><text:a xlink:type="simple" xlink:href="#__RefHeading___Toc1405_1435643514" text:style-name="Index_20_Link" text:visited-style-name="Index_20_Link">do *actions<text:tab/>18</text:a></text:p>
          <text:p text:style-name="P90"><text:a xlink:type="simple" xlink:href="#__RefHeading___Toc1407_1435643514" text:style-name="Index_20_Link" text:visited-style-name="Index_20_Link">proc_w *actions<text:tab/>18</text:a></text:p>
          <text:p text:style-name="P90"><text:a xlink:type="simple" xlink:href="#__RefHeading___Toc1409_1435643514" text:style-name="Index_20_Link" text:visited-style-name="Index_20_Link">proc_r proc<text:tab/>18</text:a></text:p>
          <text:p text:style-name="P90"><text:a xlink:type="simple" xlink:href="#__RefHeading___Toc1411_1435643514" text:style-name="Index_20_Link" text:visited-style-name="Index_20_Link">each liste iterateur action<text:tab/>18</text:a></text:p>
          <text:p text:style-name="P90"><text:a xlink:type="simple" xlink:href="#__RefHeading___Toc1968_1582497967" text:style-name="Index_20_Link" text:visited-style-name="Index_20_Link">each_index liste iterateur action<text:tab/>18</text:a></text:p>
          <text:p text:style-name="P90"><text:a xlink:type="simple" xlink:href="#__RefHeading___Toc1970_1582497967" text:style-name="Index_20_Link" text:visited-style-name="Index_20_Link">each_with_index liste iterateur iterateurbis action<text:tab/>18</text:a></text:p>
          <text:p text:style-name="P90"><text:a xlink:type="simple" xlink:href="#__RefHeading___Toc1413_1435643514" text:style-name="Index_20_Link" text:visited-style-name="Index_20_Link">each_char chaine iterateur action<text:tab/>18</text:a></text:p>
          <text:p text:style-name="P90"><text:soft-page-break/><text:a xlink:type="simple" xlink:href="#__RefHeading___Toc1972_1582497967" text:style-name="Index_20_Link" text:visited-style-name="Index_20_Link">upto min max iterateur action<text:tab/>18</text:a></text:p>
          <text:p text:style-name="P90"><text:a xlink:type="simple" xlink:href="#__RefHeading___Toc1974_1582497967" text:style-name="Index_20_Link" text:visited-style-name="Index_20_Link">downto max mix iterateur action<text:tab/>18</text:a></text:p>
          <text:p text:style-name="P90"><text:a xlink:type="simple" xlink:href="#__RefHeading___Toc1976_1582497967" text:style-name="Index_20_Link" text:visited-style-name="Index_20_Link">times int action<text:tab/>19</text:a></text:p>
          <text:p text:style-name="P90"><text:a xlink:type="simple" xlink:href="#__RefHeading___Toc1415_1435643514" text:style-name="Index_20_Link" text:visited-style-name="Index_20_Link">while bool action<text:tab/>19</text:a></text:p>
          <text:p text:style-name="P90"><text:a xlink:type="simple" xlink:href="#__RefHeading___Toc1978_1582497967" text:style-name="Index_20_Link" text:visited-style-name="Index_20_Link">break<text:tab/>19</text:a></text:p>
          <text:p text:style-name="P90"><text:a xlink:type="simple" xlink:href="#__RefHeading___Toc1417_1435643514" text:style-name="Index_20_Link" text:visited-style-name="Index_20_Link">if bool action actionbis<text:tab/>19</text:a></text:p>
          <text:p text:style-name="P90"><text:a xlink:type="simple" xlink:href="#__RefHeading___Toc1419_1435643514" text:style-name="Index_20_Link" text:visited-style-name="Index_20_Link">case *(bool, action) [reste]<text:tab/>19</text:a></text:p>
          <text:p text:style-name="P90"><text:a xlink:type="simple" xlink:href="#__RefHeading___Toc1421_1435643514" text:style-name="Index_20_Link" text:visited-style-name="Index_20_Link">pass<text:tab/>19</text:a></text:p>
          <text:p text:style-name="P89"><text:a xlink:type="simple" xlink:href="#__RefHeading___Toc1558_1288113403" text:style-name="Index_20_Link" text:visited-style-name="Index_20_Link">Manipulation de fichiers<text:tab/>19</text:a></text:p>
          <text:p text:style-name="P90"><text:a xlink:type="simple" xlink:href="#__RefHeading___Toc1560_1288113403" text:style-name="Index_20_Link" text:visited-style-name="Index_20_Link">require nom<text:tab/>19</text:a></text:p>
        </text:index-body>
      </text:table-of-content>
      <text:p text:style-name="P1"/>
      <text:h text:style-name="P95" text:outline-level="1"><text:bookmark-start text:name="__RefHeading___Toc110_1845443822"/>Concepts principaux<text:bookmark-end text:name="__RefHeading___Toc110_1845443822"/></text:h>
      <text:h text:style-name="P97" text:outline-level="2"><text:bookmark-start text:name="__RefHeading___Toc112_1845443822"/>Intro<text:bookmark-end text:name="__RefHeading___Toc112_1845443822"/></text:h>
      <text:p text:style-name="P2">Le <text:span text:style-name="T23">S</text:span>toicos est un langage <text:span text:style-name="T17">impératif</text:span> interprété en ruby dont la conception débute le 22/09/2015.</text:p>
      <text:p text:style-name="P2">Le <text:span text:style-name="T23">terme</text:span> <text:span text:style-name="T23">S</text:span>toicos <text:span text:style-name="T23">vient</text:span> du désir de créer un langage qui resterai<text:span text:style-name="T27">t</text:span> stoïque face au<text:span text:style-name="T28">x</text:span> erreur<text:span text:style-name="T28">s</text:span> de programmation, soit en tentant de les éviter, soit en ne les prenant pas en compte.</text:p>
      <text:h text:style-name="P98" text:outline-level="2"><text:bookmark-start text:name="__RefHeading___Toc1393_1435643514"/>Lancement d'un programme en stoicos<text:bookmark-end text:name="__RefHeading___Toc1393_1435643514"/></text:h>
      <text:p text:style-name="P51">Pour lancer un programme il faut l'enregistrer sous forme .txt. Ensuite ouvrir l'invite de commande et se rendre dans le dossier du langage, <text:span text:style-name="T60">p</text:span>uis lancer la commande <text:span text:style-name="T59">suivante : </text:span></text:p>
      <text:p text:style-name="Preformatted_20_Text"><text:span text:style-name="T60">ruby </text:span>Main.rb mon_fichier.txt</text:p>
      <text:p text:style-name="Preformatted_20_Text"/>
      <text:p text:style-name="P52">Ruby 2,x doit être installé au préalable.</text:p>
      <text:p text:style-name="P53">Si vous êtes sur Windows, vous avez la possibilité d'utiliser l'executable plutôt que le fichier .rb et donc d'utiliser la commande suivante :</text:p>
      <text:p text:style-name="Preformatted_20_Text">Mains.exe mon_fichier.txt</text:p>
      <text:p text:style-name="Preformatted_20_Text"/>
      <text:p text:style-name="Text_20_body">Dans les deux cas, si mon_fichier.txt <text:span text:style-name="T60">n'est pas indiqué, c'est Test.txt qui sera choisi par défaut.</text:span></text:p>
      <text:h text:style-name="P97" text:outline-level="2"><text:bookmark-start text:name="__RefHeading___Toc114_1845443822"/>Syntaxe<text:bookmark-end text:name="__RefHeading___Toc114_1845443822"/></text:h>
      <text:h text:style-name="P108" text:outline-level="3"><text:bookmark-start text:name="__RefHeading___Toc158_2102580586"/>Structure<text:bookmark-end text:name="__RefHeading___Toc158_2102580586"/></text:h>
      <text:p text:style-name="P2">Le <text:span text:style-name="T24">S</text:span>toicos est basé sur un principe syntaxique simple et unique : tout<text:span text:style-name="T29">e</text:span> instruction est une fonction donc les arguments sont soit des arguments simples soit <text:span text:style-name="T28">des arguments </text:span>composites. Chaque élément est séparé des autres par une espace.</text:p>
      <text:p text:style-name="P2"/>
      <text:p text:style-name="P2">Un argument simple est un argument comme un entier, une chaîne de caractères qui peu<text:span text:style-name="T30">t</text:span> être utilisé directement par la fonction.</text:p>
      <text:p text:style-name="P8">Exemple : </text:p>
      <text:p text:style-name="P75">print <text:span text:style-name="T61">"</text:span>bonjour le monde<text:span text:style-name="T61">"</text:span></text:p>
      <text:p text:style-name="Preformatted_20_Text">allocate_var ma_variable 42</text:p>
      <text:p text:style-name="Preformatted_20_Text"/>
      <text:p text:style-name="P7">Dans le premier exemple on affiche « bonjour le monde ».</text:p>
      <text:p text:style-name="P7">Dans le second on alloue à la variable <text:span text:style-name="T3">ma_variable</text:span> la valeur <text:span text:style-name="T3">42</text:span></text:p>
      <text:p text:style-name="P8"/>
      <text:p text:style-name="P2"><text:span text:style-name="T7">Un argument composite est un <text:s/>argument composé d'une fonction </text:span><text:span text:style-name="T8">et de ses propres arguments, le tout entouré par des parenth</text:span><text:span text:style-name="T1">èses, qui sera calculé avant son utilisation.</text:span></text:p>
      <text:p text:style-name="P8"/>
      <text:p text:style-name="P3"><text:soft-page-break/><text:span text:style-name="T7">Exemple : </text:span><text:tab/></text:p>
      <text:p text:style-name="Preformatted_20_Text">print (read_var ma_variable)</text:p>
      <text:p text:style-name="Preformatted_20_Text">allocate_var (repeat_s c 4) (repeat_s c 4)</text:p>
      <text:p text:style-name="Preformatted_20_Text"/>
      <text:p text:style-name="P11">Les personne<text:span text:style-name="T2">s ayant fait un peu de programmation pourront noter une subtilité dans ce dernier exemple. En effet comme signalé plus haut toute instruction est fonction ce qui signifie que dans le cadre de l'allocation de valeur à une variable, le nom de la variable est aussi un argument et peut </text:span><text:span text:style-name="T9">dont être le retour d'une autre fonction. Ainsi l'exemple </text:span><text:span text:style-name="T4">allocate_var (repeat_s c 4) ((repeat_s c 4))</text:span><text:span text:style-name="T8"> <text:s/></text:span><text:span text:style-name="T9">alloue</text:span><text:span text:style-name="T8"> </text:span><text:span text:style-name="T9">à la variable </text:span><text:span text:style-name="T5">cccc</text:span><text:span text:style-name="T9"> la valeur </text:span><text:span text:style-name="T5">cccc</text:span><text:span text:style-name="T9">.</text:span></text:p>
      <text:h text:style-name="P109" text:outline-level="3"/>
      <text:h text:style-name="P109" text:outline-level="3"><text:bookmark-start text:name="__RefHeading___Toc162_2102580586"/>Omission ou surcharge d'arguments<text:bookmark-end text:name="__RefHeading___Toc162_2102580586"/></text:h>
      <text:p text:style-name="P12">En Stoicos il est possible de donner à une fonction plus d'arguments que nécessaire ou d'en omettre.</text:p>
      <text:p text:style-name="P12">Si la surcharge d'arguments n'aura aucun effet (les arguments supplémentaires seront simplement <text:span text:style-name="T31">ignorés</text:span>) le cas de l'omission peut se révéler utile dans quelques rares cas où les arguments seront remplacés par des arguments par défaut.</text:p>
      <text:p text:style-name="P12">Ces deux possibilités n'ont cependant qu'une maigre utilité et servent surtout, en cas d'erreur, à éviter un plantage malencontreux du programme.</text:p>
      <text:h text:style-name="P108" text:outline-level="3"/>
      <text:h text:style-name="P108" text:outline-level="3"><text:bookmark-start text:name="__RefHeading___Toc164_2102580586"/>Décomposition d'une instruction<text:bookmark-end text:name="__RefHeading___Toc164_2102580586"/></text:h>
      <text:p text:style-name="P5"><text:span text:style-name="T11">L</text:span><text:span text:style-name="T7">e langage étant évalué ligne par ligne, on pourrait se retrouver avec des lignes très longues et illisibles. De fait il est possible de séparer une ligne en plusieurs sous-lignes en recpectant la syntaxe suivante :</text:span></text:p>
      <text:p text:style-name="Preformatted_20_Text">Sous-ligne 1</text:p>
      <text:p text:style-name="Preformatted_20_Text"><text:tab/>Sous-ligne 2</text:p>
      <text:p text:style-name="Preformatted_20_Text"><text:tab/>Sous-ligne 3</text:p>
      <text:p text:style-name="Preformatted_20_Text"><text:tab/>Sous-ligne 4</text:p>
      <text:p text:style-name="Preformatted_20_Text"><text:tab/>Sous-ligne 5</text:p>
      <text:p text:style-name="Preformatted_20_Text"><text:tab/>Sous-ligne 6</text:p>
      <text:p text:style-name="Preformatted_20_Text"/>
      <text:p text:style-name="P6">On pourra noter que les tabulations utilisées ici peuvent être remplacées par des espaces (tant qu'on en met au moins un) et que le nombre de tabulation ou d'espace est laissé libre au choix de son utilisateur. On pourrait donc écrire :</text:p>
      <text:p text:style-name="P6"/>
      <text:p text:style-name="Preformatted_20_Text">Sous-ligne 1</text:p>
      <text:p text:style-name="Preformatted_20_Text"><text:tab/>Sous-ligne <text:span text:style-name="T16">2</text:span></text:p>
      <text:p text:style-name="Preformatted_20_Text"><text:tab/><text:tab/>Sous-ligne <text:span text:style-name="T16">3</text:span></text:p>
      <text:p text:style-name="Preformatted_20_Text"><text:tab/>Sous-ligne <text:span text:style-name="T16">4</text:span></text:p>
      <text:p text:style-name="Preformatted_20_Text"><text:s text:c="8"/>Sous-ligne <text:span text:style-name="T16">5</text:span></text:p>
      <text:p text:style-name="Preformatted_20_Text"><text:s text:c="4"/>Sous-ligne <text:span text:style-name="T16">6</text:span></text:p>
      <text:p text:style-name="Preformatted_20_Text"/>
      <text:p text:style-name="P4"><text:span text:style-name="T7">Cependant, un code étant préférable lorsqu'il est lisible, </text:span><text:span text:style-name="T10">il vaux mieux ne l'utiliser que lorsque cela apporte du sens au code.</text:span></text:p>
      <text:p text:style-name="P9"><text:soft-page-break/></text:p>
      <text:h text:style-name="P108" text:outline-level="3"><text:bookmark-start text:name="__RefHeading___Toc166_2102580586"/>Commentaires<text:bookmark-end text:name="__RefHeading___Toc166_2102580586"/></text:h>
      <text:p text:style-name="P10">Il est possible de mettre du code en commentaire pour que celui-ci ne soit pas interprété par le langage. Deux méthodes sont possible pour mettre du code en commentaire :</text:p>
      <text:p text:style-name="P10">Tout d'abord on peut commencer une ligne par un « # », ce qui aura pour effet de la commenter, elle et toutes les sous-lignes qui la suivent. Ce qui signifie qu'un bloc de plusieurs sous-lignes pourra être mis en commentaire en ajoutant un « # » simplement à la première ligne.</text:p>
      <text:p text:style-name="P10">Ensuite il est possible d'entourer plusieurs instructions en plaçant un « =begin » dans une ligne avant et un « =end » dans une ligne après. A noter que les lignes ne devront pas contenir un caractère de plus pour être prises en compte par l'interpréteur. <text:span text:style-name="T61">Aisni, les exemples suivant :</text:span></text:p>
      <text:p text:style-name="P75"><text:span text:style-name="T61">#</text:span>print <text:span text:style-name="T61">"</text:span>bonjour le monde<text:span text:style-name="T61">"</text:span></text:p>
      <text:p text:style-name="P75"/>
      <text:p text:style-name="P77">=begin</text:p>
      <text:p text:style-name="P76">allocate_var ma_variable 42</text:p>
      <text:p text:style-name="P77">=end</text:p>
      <text:p text:style-name="P77"/>
      <text:p text:style-name="P54">sont valides (rien ne sera executé) tandis que les suivants :</text:p>
      <text:p text:style-name="P75">print </text:p>
      <text:p text:style-name="P75"><text:span text:style-name="T61"><text:tab/>#"</text:span>bonjour le monde<text:span text:style-name="T61">"</text:span></text:p>
      <text:p text:style-name="P77"/>
      <text:p text:style-name="P77">=begin allocate_var ma_variable 42</text:p>
      <text:p text:style-name="P77">=end</text:p>
      <text:p text:style-name="P77"/>
      <text:p text:style-name="Text_20_body">sont invalides.</text:p>
      <text:p text:style-name="P77"/>
      <text:h text:style-name="P96" text:outline-level="1"><text:bookmark-start text:name="__RefHeading___Toc119_1845443822"/>Quelques exemples de code<text:bookmark-end text:name="__RefHeading___Toc119_1845443822"/></text:h>
      <text:h text:style-name="P99" text:outline-level="2"><text:bookmark-start text:name="__RefHeading___Toc310_805984864"/>Exemple<text:span text:style-name="T26">s</text:span> simples<text:bookmark-end text:name="__RefHeading___Toc310_805984864"/></text:h>
      <text:p text:style-name="P13">Dans cette partie tutoriel, nous allons voir quelques exemples de code pour pouvoir se familiariser avec la syntaxe du Stoicos. Pour commencer, rien de plus logique que de présenter le traditionnel « bonjour le monde » :</text:p>
      <text:p text:style-name="P65">#Affiche bonjour le monde</text:p>
      <text:p text:style-name="P78">print <text:span text:style-name="T62">"</text:span>bonjour le monde<text:span text:style-name="T62">"</text:span></text:p>
      <text:p text:style-name="Preformatted_20_Text"/>
      <text:p text:style-name="P14">Et d'autres exemple simples qui affichent une donnée <text:span text:style-name="T22">stockée dans une variable :</text:span></text:p>
      <text:p text:style-name="P63">all<text:span text:style-name="T19">o</text:span>cate_var reponse 42</text:p>
      <text:p text:style-name="Preformatted_20_Text">#Affiche 42</text:p>
      <text:p text:style-name="P64">print <text:span text:style-name="T18">(read_var reponse)</text:span></text:p>
      <text:p text:style-name="P62">#Affiche j ai 42 ans</text:p>
      <text:p text:style-name="P78">print (format <text:span text:style-name="T62">"</text:span>j ai {} ans<text:span text:style-name="T62">"</text:span> <text:span text:style-name="T18">(read_var reponse)</text:span>)</text:p>
      <text:p text:style-name="Text_20_body"/>
      <text:p text:style-name="P15">Bien sûr, un code se voulant <text:span text:style-name="T25">interactif</text:span>, on peut demander une entrée de l'utilisateur via la commande « input » :</text:p>
      <text:p text:style-name="P69">#Récupère l'input</text:p>
      <text:p text:style-name="P78">allocate_var age (input <text:span text:style-name="T62">"</text:span>quel est ton age ? : <text:span text:style-name="T62">"</text:span>)</text:p>
      <text:p text:style-name="P69">#Affiche le résultat</text:p>
      <text:p text:style-name="P78">print (format <text:span text:style-name="T62">"</text:span>ah tu as donc {} ans !<text:span text:style-name="T62">"</text:span> <text:span text:style-name="T20">(read_var age))</text:span></text:p>
      <text:p text:style-name="P15"/>
      <text:p text:style-name="P15">Et si on voulais considérer qu'une personne est v<text:span text:style-name="T48">i</text:span>eille à partir de 25 ans, sinon jeune :</text:p>
      <text:p text:style-name="P72">#Récupère l'input</text:p>
      <text:p text:style-name="P73">allocate_var age (input <text:span text:style-name="T62">"</text:span>quel est ton age ? : <text:span text:style-name="T62">"</text:span>)</text:p>
      <text:p text:style-name="P72">#Affiche le résultat selon l'input</text:p>
      <text:p text:style-name="P72">print (if (supeq (read_var age) 25)</text:p>
      <text:p text:style-name="P73"><text:tab/>(format <text:span text:style-name="T62">"</text:span>tu as {} ans donc tu es vieux !<text:span text:style-name="T62">"</text:span> (read_var age))</text:p>
      <text:p text:style-name="P73"><text:tab/>(format <text:span text:style-name="T62">"</text:span>tu as {} ans donc tu es jeune !<text:span text:style-name="T62">"</text:span> (read_var age))</text:p>
      <text:p text:style-name="P72"><text:tab/>)</text:p>
      <text:p text:style-name="P66"/>
      <text:p text:style-name="P16">Maintenant si on souhaite afficher tous les entiers de 0 à n</text:p>
      <text:p text:style-name="P70">#Récupère l'input</text:p>
      <text:p text:style-name="P71">allocate_var n (input <text:span text:style-name="T62">"</text:span>compter jusqu ou ? : <text:span text:style-name="T62">"</text:span>)</text:p>
      <text:p text:style-name="P70">#Compte jusqu'à n</text:p>
      <text:p text:style-name="P70">each (rangex (read_var n)) i (print (read_var i))</text:p>
      <text:p text:style-name="P16"/>
      <text:p text:style-name="P17">Si on veu<text:span text:style-name="T21">t</text:span> calculer le factoriel d'un nombre n</text:p>
      <text:p text:style-name="P67">#Récupère l'input</text:p>
      <text:p text:style-name="P68">allocate_var n (input <text:span text:style-name="T62">"</text:span>Factoriel de : <text:span text:style-name="T62">"</text:span>)</text:p>
      <text:p text:style-name="P67">#Affiche le factoriel s'il s'agit d'un entier positif, ou sinon une erreur</text:p>
      <text:p text:style-name="P67">print (if (inf (read_var n) 0)</text:p>
      <text:p text:style-name="P68"><text:tab/><text:span text:style-name="T62">"</text:span>les nombres negatifs n ont pas de factoriel<text:span text:style-name="T62">"</text:span></text:p>
      <text:p text:style-name="P67"><text:tab/>(let_in temp </text:p>
      <text:p text:style-name="P67"><text:tab/><text:tab/>(prod_arr (rangex 1 (read_var n)))</text:p>
      <text:p text:style-name="P68"><text:tab/><text:tab/>(format <text:span text:style-name="T62">"</text:span>le factoriel de {} vaut {}<text:span text:style-name="T62">"</text:span> (arr (read_var n) (read_var temp)))</text:p>
      <text:p text:style-name="P67"><text:tab/><text:tab/>)</text:p>
      <text:p text:style-name="P67"><text:tab/>)</text:p>
      <text:p text:style-name="P17"/>
      <text:h text:style-name="P94" text:outline-level="1"><text:bookmark-start text:name="__RefHeading___Toc391_1504493214"/>Liste des fonctions<text:bookmark-end text:name="__RefHeading___Toc391_1504493214"/></text:h>
      <text:p text:style-name="P48">Afin de mieux comprendre les fonctions veuillez notez l'utilisation des syntaxes suivantes :</text:p>
      <text:p text:style-name="P48">*Arguments signifie qu'autant d'arguments que voulu peuvent être mis.</text:p>
      <text:p text:style-name="P48">[Argument] signifie que l'argument peut être omis.</text:p>
      <text:h text:style-name="P100" text:outline-level="2"><text:bookmark-start text:name="__RefHeading___Toc1395_1435643514"/>Fonctions générales<text:bookmark-end text:name="__RefHeading___Toc1395_1435643514"/></text:h>
      <text:h text:style-name="P110" text:outline-level="3"><text:bookmark-start text:name="__RefHeading___Toc1397_1435643514"/>print *<text:span text:style-name="T47">valeurs</text:span><text:bookmark-end text:name="__RefHeading___Toc1397_1435643514"/></text:h>
      <text:p text:style-name="P55">Calcule et convertis les valeurs en string puis les affiche une par une en les séparant d'une espace.</text:p>
      <text:h text:style-name="Heading_20_3" text:outline-level="3"><text:bookmark-start text:name="__RefHeading___Toc1399_1435643514"/><text:span text:style-name="T47">i</text:span>nput <text:span text:style-name="T47">[string]</text:span><text:bookmark-end text:name="__RefHeading___Toc1399_1435643514"/></text:h>
      <text:p text:style-name="P47">Affiche string (si renseigné) et récupère sous forme d'un string une entrée de l'utilisateur.</text:p>
      <text:p text:style-name="P86"/>
      <text:h text:style-name="P101" text:outline-level="2"><text:bookmark-start text:name="__RefHeading___Toc393_1504493214"/>Manipulation de variables<text:bookmark-end text:name="__RefHeading___Toc393_1504493214"/></text:h>
      <text:p text:style-name="P27">En stoicos les variables sont globales. De plus une variable non ititialisée dans le programme (aucune valeur ne lui a été allouée par la programmeur) à par défaut la valeur <text:span text:style-name="T63">""</text:span> (une chaîne de caractères vide). <text:span text:style-name="T63">Enfin, contrairement à ce qui ce faits chez les langages imperatif, l'allocation d'une nouvelle valeur à une variable n'écrase pas la précédente, mais la remplace tout en gardant une trace de cette dernière.</text:span></text:p>
      <text:h text:style-name="Heading_20_3" text:outline-level="3"><text:bookmark-start text:name="__RefHeading___Toc395_1504493214"/>allocate_var <text:span text:style-name="T33">nom contenu</text:span><text:bookmark-end text:name="__RefHeading___Toc395_1504493214"/></text:h>
      <text:p text:style-name="P25">Alloue à la variable nom la valeur contenu.</text:p>
      <text:h text:style-name="P111" text:outline-level="3"><text:bookmark-start text:name="__RefHeading___Toc1954_1582497967"/><text:span text:style-name="T64">replace</text:span>_var <text:span text:style-name="T33">nom contenu</text:span><text:bookmark-end text:name="__RefHeading___Toc1954_1582497967"/></text:h>
      <text:p text:style-name="P28">Alloue à la variable nom la valeur contenu, <text:span text:style-name="T64">en ecrasant la valeur précédente. À utiliser de préférence lors d'une assignassion massive, par exemple lors du'une grande boucle. </text:span></text:p>
      <text:h text:style-name="Heading_20_3" text:outline-level="3"><text:bookmark-start text:name="__RefHeading___Toc397_1504493214"/>read_var <text:span text:style-name="T33">nom</text:span><text:bookmark-end text:name="__RefHeading___Toc397_1504493214"/></text:h>
      <text:p text:style-name="P20">Retou<text:span text:style-name="T33">r</text:span>ne <text:span text:style-name="T33">le contenu de la variable nom.</text:span></text:p>
      <text:h text:style-name="P111" text:outline-level="3"><text:bookmark-start text:name="__RefHeading___Toc1956_1582497967"/><text:span text:style-name="T64">get_historic</text:span> <text:span text:style-name="T33">nom</text:span><text:bookmark-end text:name="__RefHeading___Toc1956_1582497967"/></text:h>
      <text:p text:style-name="P23">Retou<text:span text:style-name="T33">r</text:span>ne <text:span text:style-name="T64">sous forme d'un tableau l'historique des valeur contenues de la variable nom.</text:span></text:p>
      <text:h text:style-name="Heading_20_3" text:outline-level="3"><text:bookmark-start text:name="__RefHeading___Toc399_1504493214"/>swap_var <text:span text:style-name="T33">nom nombis</text:span><text:bookmark-end text:name="__RefHeading___Toc399_1504493214"/></text:h>
      <text:p text:style-name="P25">Donne à la variable nom la valeur de la variable nombis et vice versa.</text:p>
      <text:h text:style-name="Heading_20_3" text:outline-level="3"><text:bookmark-start text:name="__RefHeading___Toc401_1504493214"/>let_in <text:span text:style-name="T33">nom contenu contexte</text:span><text:bookmark-end text:name="__RefHeading___Toc401_1504493214"/></text:h>
      <text:p text:style-name="P25">Permet de créer une variable pseudo-locale nom. Lui sera allouée la valeur de contenu avant de d’exécuter un contexte supposé l'utiliser. Par exemple :</text:p>
      <text:p text:style-name="Preformatted_20_Text">print (let_in temp</text:p>
      <text:p text:style-name="Preformatted_20_Text"><text:tab/>(pow <text:span text:style-name="T34">10 2</text:span>)</text:p>
      <text:p text:style-name="Preformatted_20_Text"><text:tab/>(<text:span text:style-name="T34">rangex 1 (read_var temp)</text:span>)<text:tab/><text:tab/></text:p>
      <text:p text:style-name="Preformatted_20_Text"><text:tab/>)</text:p>
      <text:p text:style-name="Preformatted_20_Text"/>
      <text:p text:style-name="P26"><text:span text:style-name="T34">L'intérêt principal de let_in est de pouvoir diviser une combinaison d'instructions complexe en deux plus petites. De plus cela évite de surcharger le programme avec trop de variables globales. En effet, à la fin de l’exécution de contexte la valeur actuelle de la variable nom est supprimée.</text:span><text:tab/></text:p>
      <text:h text:style-name="Heading_20_3" text:outline-level="3"><text:bookmark-start text:name="__RefHeading___Toc1554_1288113403"/>increment nom <text:bookmark-end text:name="__RefHeading___Toc1554_1288113403"/></text:h>
      <text:p text:style-name="P49">Convertis le valeur de la variable nom en un entier et lui rajoute 1.</text:p>
      <text:h text:style-name="Heading_20_3" text:outline-level="3"><text:bookmark-start text:name="__RefHeading___Toc1556_1288113403"/>decrement nom <text:bookmark-end text:name="__RefHeading___Toc1556_1288113403"/></text:h>
      <text:p text:style-name="P49">Convertis le valeur de la variable nom en un entier et lui soustrait 1.</text:p>
      <text:p text:style-name="P85"/>
      <text:h text:style-name="Heading_20_2" text:outline-level="2"><text:bookmark-start text:name="__RefHeading___Toc403_1504493214"/><text:span text:style-name="T33">Manipulation de chaînes</text:span> de caractère<text:bookmark-end text:name="__RefHeading___Toc403_1504493214"/></text:h>
      <text:p text:style-name="P18">Par défaut en Stoicos, tout est chaîne de caractères. <text:span text:style-name="T32">Ce qui signifie qu'il n'y à pas besoin d'utiliser de ' ou de '' pour définir une chaîne. </text:span><text:s/><text:span text:style-name="T32">Cependant l'espace étant considérée comme un séparateur d'arguments plutôt qu'un caractère il faut entourer les chaînes de caractères l'utilisant.</text:span></text:p>
      <text:p text:style-name="P19">Par exemple :</text:p>
      <text:p text:style-name="P79"><text:span text:style-name="T65">"</text:span>Ceci est une chaîne<text:span text:style-name="T65">"</text:span></text:p>
      <text:p text:style-name="Preformatted_20_Text">ceci_l_est_aussi</text:p>
      <text:p text:style-name="Preformatted_20_Text">chaine</text:p>
      <text:p text:style-name="P56">V<text:span text:style-name="T32">oici la liste de fonctions de manipulation de chaînes de caractères :</text:span></text:p>
      <text:h text:style-name="P112" text:outline-level="3"><text:bookmark-start text:name="__RefHeading___Toc405_1504493214"/>repeat_s <text:span text:style-name="T32">str num</text:span><text:bookmark-end text:name="__RefHeading___Toc405_1504493214"/></text:h>
      <text:p text:style-name="P20">Retou<text:span text:style-name="T33">r</text:span>ne une chaîne de caractère<text:span text:style-name="T49">s</text:span> comprenant nu<text:span text:style-name="T49">m</text:span> fois la chaîne char.</text:p>
      <text:h text:style-name="P113" text:outline-level="3"><text:bookmark-start text:name="__RefHeading___Toc407_1504493214"/><text:span text:style-name="T32">c</text:span>apitalize <text:span text:style-name="T32">str</text:span><text:bookmark-end text:name="__RefHeading___Toc407_1504493214"/></text:h>
      <text:p text:style-name="P20">Retou<text:span text:style-name="T33">r</text:span>ne str avec le premier caractère mis en majuscule.</text:p>
      <text:h text:style-name="P113" text:outline-level="3"><text:bookmark-start text:name="__RefHeading___Toc409_1504493214"/><text:span text:style-name="T32">u</text:span>pcase <text:span text:style-name="T32">str</text:span><text:bookmark-end text:name="__RefHeading___Toc409_1504493214"/></text:h>
      <text:p text:style-name="P20">Retou<text:span text:style-name="T33">r</text:span>ne str avec tous les caractères mis en majuscule.</text:p>
      <text:h text:style-name="P113" text:outline-level="3"><text:bookmark-start text:name="__RefHeading___Toc411_1504493214"/><text:span text:style-name="T32">d</text:span>owncase <text:span text:style-name="T32">str</text:span><text:bookmark-end text:name="__RefHeading___Toc411_1504493214"/></text:h>
      <text:p text:style-name="P20">Retou<text:span text:style-name="T33">r</text:span>ne str avec tous les caractères mis en minuscule.</text:p>
      <text:h text:style-name="P113" text:outline-level="3"><text:bookmark-start text:name="__RefHeading___Toc413_1504493214"/><text:span text:style-name="T32">s</text:span>wapcase <text:span text:style-name="T32">str</text:span><text:bookmark-end text:name="__RefHeading___Toc413_1504493214"/></text:h>
      <text:p text:style-name="P20">Retou<text:span text:style-name="T33">r</text:span>ne str avec tous les caractères en minuscule mis en majuscule et vice versa.</text:p>
      <text:h text:style-name="P113" text:outline-level="3"><text:bookmark-start text:name="__RefHeading___Toc415_1504493214"/><text:span text:style-name="T50">t</text:span>itle <text:span text:style-name="T32">str</text:span><text:bookmark-end text:name="__RefHeading___Toc415_1504493214"/></text:h>
      <text:p text:style-name="P20">Retourne str avec tous les caractères en début de mot mis en majuscule.</text:p>
      <text:h text:style-name="Heading_20_3" text:outline-level="3"><text:bookmark-start text:name="__RefHeading___Toc417_1504493214"/><text:span text:style-name="T50">r</text:span>everse <text:span text:style-name="T32">str</text:span><text:bookmark-end text:name="__RefHeading___Toc417_1504493214"/></text:h>
      <text:p text:style-name="P20">Retourne str avec les caractères mis dans l'ordre inverse.</text:p>
      <text:h text:style-name="P113" text:outline-level="3"><text:bookmark-start text:name="__RefHeading___Toc419_1504493214"/>split <text:span text:style-name="T32">str strbis</text:span><text:bookmark-end text:name="__RefHeading___Toc419_1504493214"/></text:h>
      <text:p text:style-name="P22">Retourne un<text:span text:style-name="T66">e liste</text:span> d'éléments de str en utilisant <text:span text:style-name="T66">strbis</text:span> comme séparateur. <text:span text:style-name="T58">Par exemple :</text:span></text:p>
      <text:p text:style-name="P80">split <text:span text:style-name="T66">"</text:span>c est la sous partie un|c est la sous partie deux<text:span text:style-name="T66">"</text:span> <text:span text:style-name="T66">"</text:span>|<text:span text:style-name="T66">"</text:span></text:p>
      <text:h text:style-name="P112" text:outline-level="3"><text:bookmark-start text:name="__RefHeading___Toc1958_1582497967"/><text:span text:style-name="T66">join</text:span> <text:span text:style-name="T66">liste str</text:span><text:bookmark-end text:name="__RefHeading___Toc1958_1582497967"/></text:h>
      <text:p text:style-name="P24">Retourne <text:span text:style-name="T66">une chaine de caractères en fusionnant les éléments de list en les séparant par str.</text:span> <text:span text:style-name="T58">Par exemple :</text:span></text:p>
      <text:p text:style-name="P80"><text:span text:style-name="T66">join</text:span> <text:span text:style-name="T66">(arr "</text:span>c est la sous partie un<text:span text:style-name="T66">"</text:span> <text:s/><text:span text:style-name="T66">"</text:span>c est la sous partie deux<text:span text:style-name="T66">")</text:span> <text:span text:style-name="T66">"</text:span>|<text:span text:style-name="T66">"</text:span></text:p>
      <text:p text:style-name="Preformatted_20_Text"/>
      <text:h text:style-name="Heading_20_3" text:outline-level="3"><text:bookmark-start text:name="__RefHeading___Toc421_1504493214"/><text:soft-page-break/>format <text:span text:style-name="T32">str liste</text:span><text:bookmark-end text:name="__RefHeading___Toc421_1504493214"/></text:h>
      <text:p text:style-name="P21">Retourne une chaîne où les <text:span text:style-name="T53">'</text:span>{}<text:span text:style-name="T53">'</text:span> sont remplacés par les éléments de liste. Si un seul élément est dans liste, alors liste peut ne pas être un<text:span text:style-name="T55">e liste mais l'élément tout seul</text:span>. <text:span text:style-name="T52">Par exemple :</text:span></text:p>
      <text:p text:style-name="Preformatted_20_Text"/>
      <text:p text:style-name="Preformatted_20_Text">#équivaut à j'aime le chocolat aux noix</text:p>
      <text:p text:style-name="Preformatted_20_Text">format 'j'aime le {} aux {}' (arr chocolat noix)</text:p>
      <text:p text:style-name="P74">#équivaut à j'aime le chocolat</text:p>
      <text:p text:style-name="P74">format 'j'aime le {}' (chocolat)</text:p>
      <text:p text:style-name="P74"/>
      <text:p text:style-name="Text_20_body">S'il y a plus de '{}' que d'éléments dans la liste, certains '{}' ne seront pas convertis. <text:span text:style-name="T54">De même s'il y en a moins certains éléments de la liste ne seront pas utilisés.</text:span></text:p>
      <text:h text:style-name="P134" text:outline-level="3"><text:span text:style-name="T83">len_s</text:span> <text:span text:style-name="T32">str</text:span></text:h>
      <text:p text:style-name="P93"><text:span text:style-name="T32">Retourne la taille d'une chaîne str.</text:span></text:p>
      <text:h text:style-name="Heading_20_3" text:outline-level="3"><text:bookmark-start text:name="__RefHeading___Toc423_1504493214"/>at_s <text:span text:style-name="T32">str num</text:span><text:bookmark-end text:name="__RefHeading___Toc423_1504493214"/></text:h>
      <text:p text:style-name="P19">Retourne un caractères d'une chaîne str à la position num (0 étant l<text:span text:style-name="T84">a</text:span> position du premier caractère).</text:p>
      <text:h text:style-name="Heading_20_3" text:outline-level="3"><text:bookmark-start text:name="__RefHeading___Toc425_1504493214"/>slice_s <text:span text:style-name="T32">str num1 num2</text:span><text:bookmark-end text:name="__RefHeading___Toc425_1504493214"/></text:h>
      <text:p text:style-name="P19">Retourne une sous-chaîne de la chaîne str comprise entre les indexes num1 et num2 inclus. Si num1 est égal à num2, retourne une chaîne vide.</text:p>
      <text:h text:style-name="Heading_20_3" text:outline-level="3"><text:bookmark-start text:name="__RefHeading___Toc427_1504493214"/>include_s <text:span text:style-name="T32">str strbis</text:span><text:bookmark-end text:name="__RefHeading___Toc427_1504493214"/></text:h>
      <text:p text:style-name="P19">Retourne true si la chaîne str contient la sous-chaîne strbis, false sinon.</text:p>
      <text:h text:style-name="Heading_20_3" text:outline-level="3"><text:bookmark-start text:name="__RefHeading___Toc429_1504493214"/>concat_s <text:span text:style-name="T32">str strbis</text:span><text:bookmark-end text:name="__RefHeading___Toc429_1504493214"/></text:h>
      <text:p text:style-name="P19">Retourne la concaténation de str et strbis <text:span text:style-name="T51">soit str suivit de strbis.</text:span></text:p>
      <text:p text:style-name="P19"/>
      <text:p text:style-name="P84"/>
      <text:h text:style-name="P102" text:outline-level="2"><text:bookmark-start text:name="__RefHeading___Toc431_1504493214"/>Manipulation d'entiers<text:bookmark-end text:name="__RefHeading___Toc431_1504493214"/></text:h>
      <text:h text:style-name="P114" text:outline-level="3"><text:bookmark-start text:name="__RefHeading___Toc1960_1582497967"/><text:span text:style-name="T56">int</text:span> <text:span text:style-name="T67">val</text:span><text:bookmark-end text:name="__RefHeading___Toc1960_1582497967"/></text:h>
      <text:p text:style-name="P32">Retourne <text:span text:style-name="T67">la valeur val convertie en int. Utile dans l'utilisation des fonctions de comparaison pour signifier pour signifier une comparaison d'int et non de string.</text:span></text:p>
      <text:h text:style-name="Heading_20_3" text:outline-level="3"><text:bookmark-start text:name="__RefHeading___Toc433_1504493214"/><text:span text:style-name="T56">i</text:span>ncr <text:span text:style-name="T35">num</text:span><text:bookmark-end text:name="__RefHeading___Toc433_1504493214"/></text:h>
      <text:p text:style-name="P31">Retourne num + 1.</text:p>
      <text:h text:style-name="Heading_20_3" text:outline-level="3"><text:bookmark-start text:name="__RefHeading___Toc435_1504493214"/>decr <text:span text:style-name="T38">num</text:span><text:bookmark-end text:name="__RefHeading___Toc435_1504493214"/></text:h>
      <text:p text:style-name="P31">Retourne num - 1.</text:p>
      <text:h text:style-name="Heading_20_3" text:outline-level="3"><text:bookmark-start text:name="__RefHeading___Toc437_1504493214"/>sum <text:span text:style-name="T35">num numbis</text:span><text:bookmark-end text:name="__RefHeading___Toc437_1504493214"/></text:h>
      <text:p text:style-name="P33">Retourne la somme de num et numbis. <text:span text:style-name="T69">Le terme</text:span> <text:span text:style-name="T68">sum peut être replacé par +.</text:span></text:p>
      <text:h text:style-name="P115" text:outline-level="3"><text:bookmark-start text:name="__RefHeading___Toc439_1504493214"/>dif <text:span text:style-name="T35">num numbis</text:span> <text:bookmark-end text:name="__RefHeading___Toc439_1504493214"/></text:h>
      <text:p text:style-name="P33">Retourne la différence entre num et numbis. <text:span text:style-name="T69">Le terme</text:span> <text:span text:style-name="T69">dif peut être replacé par -.</text:span></text:p>
      <text:h text:style-name="P115" text:outline-level="3"><text:bookmark-start text:name="__RefHeading___Toc441_1504493214"/>prod <text:span text:style-name="T35">num numbis</text:span><text:bookmark-end text:name="__RefHeading___Toc441_1504493214"/></text:h>
      <text:p text:style-name="P33">Retourne le produit de num et numbis. <text:span text:style-name="T69">Le terme</text:span> <text:span text:style-name="T69">prod peut être replacé par *.</text:span></text:p>
      <text:h text:style-name="P115" text:outline-level="3"><text:bookmark-start text:name="__RefHeading___Toc443_1504493214"/>div <text:span text:style-name="T35">num numbis</text:span><text:bookmark-end text:name="__RefHeading___Toc443_1504493214"/></text:h>
      <text:p text:style-name="P33">Retourne la division de num par numbis. <text:span text:style-name="T69">Le terme</text:span> <text:span text:style-name="T69">div peut être replacé par /.</text:span></text:p>
      <text:h text:style-name="P115" text:outline-level="3"><text:bookmark-start text:name="__RefHeading___Toc445_1504493214"/>mod <text:span text:style-name="T35">num numbis</text:span><text:bookmark-end text:name="__RefHeading___Toc445_1504493214"/></text:h>
      <text:p text:style-name="P33">Retourne le modulo de num par numbis. <text:span text:style-name="T69">Le terme</text:span> <text:span text:style-name="T69">mod peut être replacé par %.</text:span></text:p>
      <text:h text:style-name="P115" text:outline-level="3"><text:bookmark-start text:name="__RefHeading___Toc447_1504493214"/>pow <text:span text:style-name="T35">num numbis</text:span><text:bookmark-end text:name="__RefHeading___Toc447_1504493214"/></text:h>
      <text:p text:style-name="P33">Retourne num à la puissance de numbis. <text:span text:style-name="T69">Le terme</text:span> <text:span text:style-name="T69">pow peut être replacé par **.</text:span></text:p>
      <text:h text:style-name="Heading_20_3" text:outline-level="3"><text:bookmark-start text:name="__RefHeading___Toc449_1504493214"/><text:span text:style-name="T57">d</text:span>ivisible <text:span text:style-name="T37">num numbis</text:span><text:bookmark-end text:name="__RefHeading___Toc449_1504493214"/></text:h>
      <text:p text:style-name="P29">Retourne true si num est <text:span text:style-name="T36">divisible par numbis, false sinon.</text:span></text:p>
      <text:h text:style-name="Heading_20_3" text:outline-level="3"><text:bookmark-start text:name="__RefHeading___Toc451_1504493214"/><text:span text:style-name="T57">e</text:span>ven <text:span text:style-name="T37">num</text:span><text:bookmark-end text:name="__RefHeading___Toc451_1504493214"/></text:h>
      <text:p text:style-name="P30">Retourne true si num est <text:span text:style-name="T36">paire, false sinon.</text:span></text:p>
      <text:h text:style-name="Heading_20_3" text:outline-level="3"><text:bookmark-start text:name="__RefHeading___Toc453_1504493214"/><text:span text:style-name="T57">o</text:span>dd <text:span text:style-name="T37">num</text:span><text:bookmark-end text:name="__RefHeading___Toc453_1504493214"/></text:h>
      <text:p text:style-name="P30">Retourne true si num est <text:span text:style-name="T36">impaire, false sinon.</text:span></text:p>
      <text:h text:style-name="P103" text:outline-level="2"><text:bookmark-start text:name="__RefHeading___Toc882_714356504"/><text:soft-page-break/>Manipulation de booléen<text:bookmark-end text:name="__RefHeading___Toc882_714356504"/></text:h>
      <text:h text:style-name="P116" text:outline-level="3"><text:bookmark-start text:name="__RefHeading___Toc884_714356504"/>and <text:span text:style-name="T39">element elementbis</text:span><text:bookmark-end text:name="__RefHeading___Toc884_714356504"/></text:h>
      <text:p text:style-name="P35">Retourne true si les deux éléments sont true, false sinon. <text:span text:style-name="T69">Le terme and peut être replacé par &amp;&amp;.</text:span></text:p>
      <text:h text:style-name="P116" text:outline-level="3"><text:bookmark-start text:name="__RefHeading___Toc886_714356504"/>or <text:span text:style-name="T39">element elementbis</text:span><text:bookmark-end text:name="__RefHeading___Toc886_714356504"/></text:h>
      <text:p text:style-name="P35">Retourne true si au moins un élément est true, false sinon. <text:span text:style-name="T69">Le terme or peut être replacé par ||.</text:span></text:p>
      <text:h text:style-name="P116" text:outline-level="3"><text:bookmark-start text:name="__RefHeading___Toc888_714356504"/>not <text:span text:style-name="T39">element </text:span><text:bookmark-end text:name="__RefHeading___Toc888_714356504"/></text:h>
      <text:p text:style-name="P35">Retourne true si l'élement est false et false s'il est true. <text:span text:style-name="T69">Le terme not peut être replacé par !.</text:span></text:p>
      <text:h text:style-name="P117" text:outline-level="3"><text:bookmark-start text:name="__RefHeading___Toc1962_1582497967"/><text:span text:style-name="T39">t</text:span>rue<text:bookmark-end text:name="__RefHeading___Toc1962_1582497967"/></text:h>
      <text:p text:style-name="P36">Retourne true.</text:p>
      <text:h text:style-name="P117" text:outline-level="3"><text:bookmark-start text:name="__RefHeading___Toc904_714356504"/>false<text:bookmark-end text:name="__RefHeading___Toc904_714356504"/></text:h>
      <text:p text:style-name="P36">Retroune false.</text:p>
      <text:p text:style-name="P36"/>
      <text:p text:style-name="P87">Note : Pour s'assurer d'une bonne comparaison entre element et elementbis, dans les fonctions <text:span text:style-name="T71">de comparaison</text:span> suivantes elementbis est toujours converti pour être du même type qu'element.</text:p>
      <text:h text:style-name="P116" text:outline-level="3"><text:bookmark-start text:name="__RefHeading___Toc890_714356504"/>equal <text:span text:style-name="T39">element elementbis</text:span><text:bookmark-end text:name="__RefHeading___Toc890_714356504"/></text:h>
      <text:p text:style-name="P35">Retourne true si <text:span text:style-name="T70">element et elementbis sont égaux, false sinon.</text:span> <text:span text:style-name="T69">Le terme equal peut être replacé par =.</text:span></text:p>
      <text:h text:style-name="Heading_20_3" text:outline-level="3"><text:bookmark-start text:name="__RefHeading___Toc892_714356504"/>different<text:span text:style-name="T12"> </text:span><text:span text:style-name="T6">element elementbis</text:span><text:bookmark-end text:name="__RefHeading___Toc892_714356504"/></text:h>
      <text:p text:style-name="P35"><text:span text:style-name="T7">Retourne true si </text:span><text:span text:style-name="T13">element et elementbis sont différents, false sinon.</text:span><text:span text:style-name="T7"> </text:span><text:span text:style-name="T14">Le terme </text:span><text:span text:style-name="T15">different</text:span><text:span text:style-name="T14"> peut être replacé par </text:span><text:span text:style-name="T15">&lt;&gt;</text:span><text:span text:style-name="T14">.</text:span></text:p>
      <text:h text:style-name="P118" text:outline-level="3"><text:bookmark-start text:name="__RefHeading___Toc894_714356504"/>inf <text:span text:style-name="T6">element elementbis</text:span><text:bookmark-end text:name="__RefHeading___Toc894_714356504"/></text:h>
      <text:p text:style-name="P35">Retourne true si <text:span text:style-name="T13">element</text:span> est <text:span text:style-name="T70">strictement </text:span>inférieur à <text:span text:style-name="T13">elementbis</text:span><text:span text:style-name="T7">, false sinon. </text:span><text:span text:style-name="T14">Le terme </text:span><text:span text:style-name="T15">int</text:span><text:span text:style-name="T14"> peut être replacé par </text:span><text:span text:style-name="T15">&lt;</text:span><text:span text:style-name="T14">.</text:span></text:p>
      <text:h text:style-name="P118" text:outline-level="3"><text:bookmark-start text:name="__RefHeading___Toc896_714356504"/>sup <text:span text:style-name="T6">element elementbis</text:span><text:bookmark-end text:name="__RefHeading___Toc896_714356504"/></text:h>
      <text:p text:style-name="P35">Retourne true si <text:span text:style-name="T13">element</text:span> est <text:span text:style-name="T70">strictement </text:span>supérieur à <text:span text:style-name="T13">elementbis</text:span><text:span text:style-name="T7">, false sinon. </text:span><text:span text:style-name="T14">Le terme </text:span><text:span text:style-name="T15">sup</text:span><text:span text:style-name="T14"> peut être replacé par </text:span><text:span text:style-name="T15">&gt;</text:span><text:span text:style-name="T14">.</text:span></text:p>
      <text:h text:style-name="P118" text:outline-level="3"><text:bookmark-start text:name="__RefHeading___Toc898_714356504"/>infeq <text:span text:style-name="T6">element elementbis</text:span><text:bookmark-end text:name="__RefHeading___Toc898_714356504"/></text:h>
      <text:p text:style-name="P35">Retourne true si <text:span text:style-name="T13">element</text:span> est inférieur ou égal à <text:span text:style-name="T13">elementbis</text:span><text:span text:style-name="T7">, false sinon. </text:span><text:span text:style-name="T14">Le terme infeq peut être replacé par </text:span><text:span text:style-name="T15">&lt;=</text:span><text:span text:style-name="T14">.</text:span></text:p>
      <text:h text:style-name="P118" text:outline-level="3"><text:bookmark-start text:name="__RefHeading___Toc900_714356504"/>supeq <text:span text:style-name="T6">element elementbis</text:span><text:bookmark-end text:name="__RefHeading___Toc900_714356504"/></text:h>
      <text:p text:style-name="P35">Retourne true si <text:span text:style-name="T13">element</text:span> est supérieur ou égal à <text:span text:style-name="T13">elementbis</text:span><text:span text:style-name="T7">, false sinon. </text:span><text:span text:style-name="T14">Le terme supeq peut être replacé par </text:span><text:span text:style-name="T15">&gt;=</text:span><text:span text:style-name="T14">.</text:span></text:p>
      <text:h text:style-name="P119" text:outline-level="3"/>
      <text:p text:style-name="P34"/>
      <text:p text:style-name="P83"/>
      <text:h text:style-name="P104" text:outline-level="2"><text:bookmark-start text:name="__RefHeading___Toc906_714356504"/>Manipulation de liste<text:bookmark-end text:name="__RefHeading___Toc906_714356504"/></text:h>
      <text:h text:style-name="Heading_20_3" text:outline-level="3"><text:bookmark-start text:name="__RefHeading___Toc1401_1435643514"/>arr *elem<text:span text:style-name="T42">e</text:span>nts<text:bookmark-end text:name="__RefHeading___Toc1401_1435643514"/></text:h>
      <text:p text:style-name="P43">Retourne une liste elements</text:p>
      <text:p text:style-name="P43">Par exemple, pour créer la liste [1, 2, 3] :</text:p>
      <text:p text:style-name="Preformatted_20_Text">arr 1 2 3</text:p>
      <text:p text:style-name="P43"/>
      <text:h text:style-name="Heading_20_3" text:outline-level="3"><text:bookmark-start text:name="__RefHeading___Toc908_714356504"/><text:span text:style-name="T40">r</text:span>angex <text:span text:style-name="T40">int [intbis]</text:span><text:bookmark-end text:name="__RefHeading___Toc908_714356504"/></text:h>
      <text:p text:style-name="P37">Retourne une liste contenant les entiers de int (inclus) à intbis (inclus). Si intbis n'est pas donné, retourne les entiers de 0 (inclus) à int (inclus).</text:p>
      <text:h text:style-name="P120" text:outline-level="3"><text:bookmark-start text:name="__RefHeading___Toc910_714356504"/>head <text:span text:style-name="T40">liste</text:span><text:bookmark-end text:name="__RefHeading___Toc910_714356504"/></text:h>
      <text:p text:style-name="P37">Retourne le premier élément d'une liste.</text:p>
      <text:h text:style-name="P120" text:outline-level="3"><text:bookmark-start text:name="__RefHeading___Toc912_714356504"/>tail <text:span text:style-name="T40">liste</text:span><text:bookmark-end text:name="__RefHeading___Toc912_714356504"/></text:h>
      <text:p text:style-name="P37">Retourne tous les éléments d'une liste sauf le premier.</text:p>
      <text:h text:style-name="P120" text:outline-level="3"><text:bookmark-start text:name="__RefHeading___Toc914_714356504"/>sort <text:span text:style-name="T40">liste</text:span><text:bookmark-end text:name="__RefHeading___Toc914_714356504"/></text:h>
      <text:p text:style-name="P37">Retourne la liste triée.</text:p>
      <text:h text:style-name="P120" text:outline-level="3"><text:bookmark-start text:name="__RefHeading___Toc916_714356504"/>sum_arr <text:span text:style-name="T40">liste</text:span><text:bookmark-end text:name="__RefHeading___Toc916_714356504"/></text:h>
      <text:p text:style-name="P37">Retourne la somme des entiers contenus dans la liste.</text:p>
      <text:h text:style-name="P120" text:outline-level="3"><text:bookmark-start text:name="__RefHeading___Toc918_714356504"/>prod_arr <text:span text:style-name="T40">liste</text:span><text:bookmark-end text:name="__RefHeading___Toc918_714356504"/></text:h>
      <text:p text:style-name="P38">Retourne l<text:span text:style-name="T41">e produit</text:span> des entiers contenus dans la liste.</text:p>
      <text:h text:style-name="Heading_20_3" text:outline-level="3"><text:bookmark-start text:name="__RefHeading___Toc920_714356504"/>repeat <text:span text:style-name="T41">element int </text:span><text:bookmark-end text:name="__RefHeading___Toc920_714356504"/></text:h>
      <text:p text:style-name="P39">Crée une liste de int éléments.</text:p>
      <text:h text:style-name="Heading_20_3" text:outline-level="3"><text:bookmark-start text:name="__RefHeading___Toc922_714356504"/>prepend <text:span text:style-name="T41">liste element</text:span><text:bookmark-end text:name="__RefHeading___Toc922_714356504"/></text:h>
      <text:p text:style-name="P39">Retourne la liste avec element rajouté en première place.</text:p>
      <text:h text:style-name="P121" text:outline-level="3"><text:bookmark-start text:name="__RefHeading___Toc924_714356504"/>append <text:span text:style-name="T41">liste element</text:span><text:bookmark-end text:name="__RefHeading___Toc924_714356504"/></text:h>
      <text:p text:style-name="P39">Retourne la liste avec element rajouté en dernière place.</text:p>
      <text:h text:style-name="P121" text:outline-level="3"><text:bookmark-start text:name="__RefHeading___Toc926_714356504"/>remove <text:span text:style-name="T41">liste element</text:span><text:bookmark-end text:name="__RefHeading___Toc926_714356504"/></text:h>
      <text:p text:style-name="P39">Retourne la liste avec element retiré une fois.</text:p>
      <text:h text:style-name="P121" text:outline-level="3"><text:bookmark-start text:name="__RefHeading___Toc928_714356504"/><text:soft-page-break/>remove_all <text:span text:style-name="T41">liste element</text:span><text:bookmark-end text:name="__RefHeading___Toc928_714356504"/></text:h>
      <text:p text:style-name="P39">Retourne la liste avec element retiré pour toutes ses occurences.</text:p>
      <text:h text:style-name="Heading_20_3" text:outline-level="3"><text:bookmark-start text:name="__RefHeading___Toc930_714356504"/><text:span text:style-name="T41">f</text:span>ilter <text:span text:style-name="T41">liste iterateur contexte</text:span><text:bookmark-end text:name="__RefHeading___Toc930_714356504"/></text:h>
      <text:p text:style-name="P39">Parcours la liste avec iterateur et ne garde que les éléments renvoyant true quand on leur applique le contexte.</text:p>
      <text:p text:style-name="P39">Par exemple pour conserver les nombres pairs inférieur à 10 :</text:p>
      <text:p text:style-name="Preformatted_20_Text">filter (rangex 9) i (<text:span text:style-name="T73">even</text:span> (read_var i))</text:p>
      <text:p text:style-name="Preformatted_20_Text"/>
      <text:h text:style-name="P121" text:outline-level="3"><text:bookmark-start text:name="__RefHeading___Toc932_714356504"/><text:span text:style-name="T41">m</text:span>ap <text:span text:style-name="T41">liste iterateur contexte</text:span><text:bookmark-end text:name="__RefHeading___Toc932_714356504"/></text:h>
      <text:p text:style-name="P39">Parcours la liste avec iterateur et et applique à tous les éléments le contexte. <text:span text:style-name="T72">Retourne la liste nouvellement formée.</text:span></text:p>
      <text:p text:style-name="P39">Par exemple pour mettre au carré les nombres inférieurs à 10</text:p>
      <text:p text:style-name="Preformatted_20_Text">map (rangex 9) i (pow (read_var i) 2)</text:p>
      <text:h text:style-name="P122" text:outline-level="3"><text:bookmark-start text:name="__RefHeading___Toc1964_1582497967"/><text:span text:style-name="T41">m</text:span>ap<text:span text:style-name="T74">i</text:span> <text:span text:style-name="T41">liste iterateur iterateurbis contexte</text:span><text:bookmark-end text:name="__RefHeading___Toc1964_1582497967"/></text:h>
      <text:p text:style-name="P40">Parcours la liste avec iterateur <text:span text:style-name="T74">et iterateurbis (le premier prenant les valeurs et le second leur index) </text:span>et applique à tous les éléments le contexte. <text:span text:style-name="T72">Retourne la liste nouvellement formée.</text:span></text:p>
      <text:p text:style-name="P40">Par exemple pour <text:span text:style-name="T74">retirer aux valeurs d'une liste la valeur de leur index :</text:span> </text:p>
      <text:p text:style-name="P81">map<text:span text:style-name="T77">i</text:span> (rangex <text:span text:style-name="T74">50 5</text:span>9) <text:span text:style-name="T74">valeur index</text:span> (d<text:span text:style-name="T74">if</text:span> (read_var <text:span text:style-name="T74">valeur</text:span>) (read_var i<text:span text:style-name="T74">ndex</text:span>))</text:p>
      <text:h text:style-name="P123" text:outline-level="3"><text:bookmark-start text:name="__RefHeading___Toc1966_1582497967"/><text:span text:style-name="T75">inject</text:span> <text:span text:style-name="T41">liste iterateur iterateurbis contexte</text:span><text:bookmark-end text:name="__RefHeading___Toc1966_1582497967"/></text:h>
      <text:p text:style-name="P41">Parcours la liste avec iterateur<text:span text:style-name="T76">bis tout en stockant dans iterateur le calcul de contexte. Retroune le contenu d'iterateur une fois le liste totalement parcourue.</text:span></text:p>
      <text:p text:style-name="P41">Par exemple pour <text:span text:style-name="T77">calculer la somme des entiers inférieurs à 10 :</text:span> </text:p>
      <text:p text:style-name="P82"><text:span text:style-name="T77">inject</text:span> (rangex <text:span text:style-name="T77">9</text:span>) <text:span text:style-name="T77">iter iterbis</text:span> (<text:span text:style-name="T77">sum</text:span> (read_var <text:span text:style-name="T77">iter</text:span>) (read_var <text:span text:style-name="T77">iterbis</text:span>))</text:p>
      <text:p text:style-name="Preformatted_20_Text"/>
      <text:h text:style-name="P124" text:outline-level="3"><text:bookmark-start text:name="__RefHeading___Toc934_714356504"/>len_arr <text:span text:style-name="T41">liste</text:span><text:bookmark-end text:name="__RefHeading___Toc934_714356504"/></text:h>
      <text:p text:style-name="P42">Retourne la taille de la liste.</text:p>
      <text:h text:style-name="P124" text:outline-level="3"><text:bookmark-start text:name="__RefHeading___Toc936_714356504"/>at_arr <text:span text:style-name="T41">liste int</text:span><text:bookmark-end text:name="__RefHeading___Toc936_714356504"/></text:h>
      <text:p text:style-name="P42">Retourne l'element de la liste situé en position int.</text:p>
      <text:h text:style-name="P124" text:outline-level="3"><text:bookmark-start text:name="__RefHeading___Toc938_714356504"/>slice_arr <text:span text:style-name="T41">liste int intbis</text:span><text:bookmark-end text:name="__RefHeading___Toc938_714356504"/></text:h>
      <text:p text:style-name="P42">Retourne une sous-liste de liste contenant les éléments de la positions int (inclus) à intbis (inclus).</text:p>
      <text:h text:style-name="P124" text:outline-level="3"><text:bookmark-start text:name="__RefHeading___Toc940_714356504"/>include_arr <text:span text:style-name="T41">liste element</text:span><text:bookmark-end text:name="__RefHeading___Toc940_714356504"/></text:h>
      <text:p text:style-name="P42">Retourne true si la liste contient l'element, false sinon.</text:p>
      <text:h text:style-name="P124" text:outline-level="3"><text:bookmark-start text:name="__RefHeading___Toc942_714356504"/><text:soft-page-break/>concat_arr <text:span text:style-name="T41">liste listebis</text:span><text:bookmark-end text:name="__RefHeading___Toc942_714356504"/></text:h>
      <text:p text:style-name="P42">Retourne la concaténation de liste et listebis.</text:p>
      <text:p text:style-name="P42"/>
      <text:h text:style-name="P106" text:outline-level="2"><text:bookmark-start text:name="__RefHeading___Toc1403_1435643514"/>Manipulation de procedure<text:bookmark-end text:name="__RefHeading___Toc1403_1435643514"/></text:h>
      <text:p text:style-name="P44">En Stoicos, les procédures (ou procs) sont des string contenant des fonctions qui n'ont pas encore été calculés par l'interpréteur. Leur but est d'être calculé lorsque le programmeur le souhaite, souvent bien après leur écriture, et de pouvoir être appelé à volonté sans avoir à tout réécrire.</text:p>
      <text:p text:style-name="P44">De plus cette catégorie concerne toutes les fonctions utilisant des procédures telles que les boucles et les conditions.</text:p>
      <text:p text:style-name="P44"/>
      <text:h text:style-name="Heading_20_3" text:outline-level="3"><text:bookmark-start text:name="__RefHeading___Toc1405_1435643514"/>do *<text:span text:style-name="T42">actions</text:span><text:bookmark-end text:name="__RefHeading___Toc1405_1435643514"/></text:h>
      <text:p text:style-name="P44">Prend une liste d'actions et les execute dans l'odre. Sert principalement comme argument de fonctions qui prennent une action en argument pour pouvoir en mettre plusieurs à la place.</text:p>
      <text:p text:style-name="P44">Retourne la valeur de la dernière actions.</text:p>
      <text:h text:style-name="P125" text:outline-level="3"><text:bookmark-start text:name="__RefHeading___Toc1407_1435643514"/>proc_w *<text:span text:style-name="T42">actions</text:span><text:bookmark-end text:name="__RefHeading___Toc1407_1435643514"/></text:h>
      <text:p text:style-name="P44">Retourne un proc à partir d'une liste d'actions.</text:p>
      <text:h text:style-name="Heading_20_3" text:outline-level="3"><text:bookmark-start text:name="__RefHeading___Toc1409_1435643514"/>proc_r <text:span text:style-name="T42">proc </text:span><text:bookmark-end text:name="__RefHeading___Toc1409_1435643514"/></text:h>
      <text:p text:style-name="P44">Prend un proc et l'effectue. Retourne la dernière valeur manipulée par le proc.</text:p>
      <text:h text:style-name="Heading_20_3" text:outline-level="3"><text:bookmark-start text:name="__RefHeading___Toc1411_1435643514"/>each <text:span text:style-name="T43">liste iterateur action</text:span><text:bookmark-end text:name="__RefHeading___Toc1411_1435643514"/></text:h>
      <text:p text:style-name="P57">Parcours une liste en stockant chaque valeur dans l'iterateur et en effectuant ensuite l'action. Retourne le résultat de la dernière action effectuée.</text:p>
      <text:h text:style-name="P126" text:outline-level="3"><text:bookmark-start text:name="__RefHeading___Toc1968_1582497967"/>each_<text:span text:style-name="T78">index</text:span> <text:span text:style-name="T43">liste iterateur action</text:span><text:bookmark-end text:name="__RefHeading___Toc1968_1582497967"/></text:h>
      <text:p text:style-name="P58">Parcours une liste en stockant chaque <text:span text:style-name="T78">indexe</text:span> dans l'iterateur et en effectuant ensuite l'action. Retourne le résultat de la dernière action effectuée.</text:p>
      <text:h text:style-name="P126" text:outline-level="3"><text:bookmark-start text:name="__RefHeading___Toc1970_1582497967"/>each_<text:span text:style-name="T78">with_index</text:span> <text:span text:style-name="T43">liste iterateur iterateurbis action</text:span><text:bookmark-end text:name="__RefHeading___Toc1970_1582497967"/></text:h>
      <text:p text:style-name="P58">Parcours une liste en stockant chaque <text:span text:style-name="T79">valeur dans l'iterateur et l'indexe</text:span> dans l'iterateur<text:span text:style-name="T79">bis</text:span> et en effectuant ensuite l'action. Retourne le résultat de la dernière action effectuée.</text:p>
      <text:h text:style-name="P127" text:outline-level="3"><text:bookmark-start text:name="__RefHeading___Toc1413_1435643514"/>each_char <text:span text:style-name="T43">chaine iterateur action</text:span><text:bookmark-end text:name="__RefHeading___Toc1413_1435643514"/></text:h>
      <text:p text:style-name="P57">Même chose que each mais effectué sur une chaine de caractères.</text:p>
      <text:h text:style-name="P128" text:outline-level="3"><text:bookmark-start text:name="__RefHeading___Toc1972_1582497967"/><text:span text:style-name="T80">upto</text:span> <text:span text:style-name="T80">min max iterateur action</text:span><text:bookmark-end text:name="__RefHeading___Toc1972_1582497967"/></text:h>
      <text:p text:style-name="P59">Répère action en donnant à iterateur tous les valeurs comprises entre min (inclus) et max (inclus) de façon croissante. Retourne le résultat du dernier calcul d'action.</text:p>
      <text:h text:style-name="P129" text:outline-level="3"><text:bookmark-start text:name="__RefHeading___Toc1974_1582497967"/>downto max mix iterateur action<text:bookmark-end text:name="__RefHeading___Toc1974_1582497967"/></text:h>
      <text:p text:style-name="P59">Répère action en donnant à iterateur tous les valeurs comprises entre min (inclus) et max (inclus) de <text:soft-page-break/>façon décroissante. Retourne le résultat du dernier calcul d'action.</text:p>
      <text:h text:style-name="P128" text:outline-level="3"><text:bookmark-start text:name="__RefHeading___Toc1976_1582497967"/><text:span text:style-name="T80">times</text:span> <text:span text:style-name="T80">int action</text:span><text:bookmark-end text:name="__RefHeading___Toc1976_1582497967"/></text:h>
      <text:p text:style-name="P59">Répère action int fois. Retourne le résultat du dernier calcul d'action.</text:p>
      <text:h text:style-name="Heading_20_3" text:outline-level="3"><text:bookmark-start text:name="__RefHeading___Toc1415_1435643514"/>while <text:span text:style-name="T44">bool action</text:span><text:bookmark-end text:name="__RefHeading___Toc1415_1435643514"/></text:h>
      <text:p text:style-name="P45">Effectue action tant que bool retourne true. Retourne la valeur de la dernière action une fois stoppé. <text:span text:style-name="T81">Si effectué au milieu d'un tour de boucle, le tour de boucle est terminé avant sortie de la boucle. Si effectué hors d'une boucle, la prochaine boucle while est sautée.</text:span></text:p>
      <text:h text:style-name="P130" text:outline-level="3"><text:bookmark-start text:name="__RefHeading___Toc1978_1582497967"/>break<text:bookmark-end text:name="__RefHeading___Toc1978_1582497967"/></text:h>
      <text:p text:style-name="P60">Permet de sortir d'une boucle while sans passer par la condition de sortie ordinaire.</text:p>
      <text:h text:style-name="Heading_20_3" text:outline-level="3"><text:bookmark-start text:name="__RefHeading___Toc1417_1435643514"/>if <text:span text:style-name="T44">bool action actionbis</text:span><text:bookmark-end text:name="__RefHeading___Toc1417_1435643514"/></text:h>
      <text:p text:style-name="P45">Si bool revois true effectue et retourne action, sinon <text:s/>effectue et retourne actionbis.</text:p>
      <text:h text:style-name="Heading_20_3" text:outline-level="3"><text:bookmark-start text:name="__RefHeading___Toc1419_1435643514"/>case *<text:span text:style-name="T45">(bool, action) [reste]</text:span><text:bookmark-end text:name="__RefHeading___Toc1419_1435643514"/></text:h>
      <text:p text:style-name="P46">Parcours les paires (bool, action) jusqu'à tomber sur un bool qui revoie true. <text:span text:style-name="T46">Effettue et retourne alors l'action qui lui est associée. Si reste est présent et qu'aucun bool n'a renvoyé true, reste est effectué et retourné.</text:span></text:p>
      <text:h text:style-name="P131" text:outline-level="3"><text:bookmark-start text:name="__RefHeading___Toc1421_1435643514"/>pass <text:bookmark-end text:name="__RefHeading___Toc1421_1435643514"/></text:h>
      <text:p text:style-name="P50">Retourne un string vide. Utile pour faire quelque chose qui ne fait rien.</text:p>
      <text:h text:style-name="P105" text:outline-level="2"/>
      <text:h text:style-name="P107" text:outline-level="2"><text:bookmark-start text:name="__RefHeading___Toc1558_1288113403"/>Manipulation de fichiers<text:bookmark-end text:name="__RefHeading___Toc1558_1288113403"/></text:h>
      <text:h text:style-name="P132" text:outline-level="3"><text:bookmark-start text:name="__RefHeading___Toc1560_1288113403"/>require nom<text:bookmark-end text:name="__RefHeading___Toc1560_1288113403"/></text:h>
      <text:p text:style-name="P61">Charge et interprète un ficher txt, si celui-ci n'a pas encore été chargé depuis le lancement du code.</text:p>
      <text:h text:style-name="P133" text:outline-level="3"><text:span text:style-name="T82">open_read</text:span> nom</text:h>
      <text:p text:style-name="P91">Ouvre le fichier nom en lecture et retourne son contenu sous forme de chaîne de caractères.</text:p>
      <text:h text:style-name="P133" text:outline-level="3"><text:span text:style-name="T82">open_write</text:span> nom <text:span text:style-name="T82">contenu</text:span></text:h>
      <text:p text:style-name="P91">Ouvre le fichier nom en écriture (crée le fichier s'il n'existe pas) le vide et écrit contenu à l'intérieur. Retourne contenu.</text:p>
      <text:h text:style-name="P133" text:outline-level="3"><text:span text:style-name="T82">exist_f</text:span> nom</text:h>
      <text:p text:style-name="P92">Retourne true si le fichier nom existe, false si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6:37:16.336000000</meta:creation-date>
    <dc:date>2016-05-01T09:36:43.486000000</dc:date>
    <meta:editing-duration>PT17H27M</meta:editing-duration>
    <meta:editing-cycles>119</meta:editing-cycles>
    <meta:generator>LibreOffice/5.0.5.2$Windows_x86 LibreOffice_project/55b006a02d247b5f7215fc6ea0fde844b30035b3</meta:generator>
    <meta:document-statistic meta:table-count="0" meta:image-count="0" meta:object-count="0" meta:page-count="20" meta:paragraph-count="425" meta:word-count="3496" meta:character-count="20906" meta:non-whitespace-character-count="17774"/>
  </office:meta>
</office:document-meta>
</file>